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ffffff" loext:opacity="100%" style:font-name="Liberation Sans1" fo:font-size="24pt" fo:language="ru" fo:country="RU" fo:font-weight="bold" officeooo:rsid="000f7fd6" officeooo:paragraph-rsid="000f7fd6" style:font-size-asian="21pt" style:font-weight-asian="bold" style:font-size-complex="24pt" style:font-weight-complex="bold"/>
    </style:style>
    <style:style style:name="P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ffffff" loext:opacity="100%" style:font-name="Liberation Sans1" fo:font-size="24pt" fo:language="ru" fo:country="RU" fo:font-weight="bold" officeooo:rsid="000f7fd6" officeooo:paragraph-rsid="000f7fd6" style:font-size-asian="21pt" style:font-weight-asian="bold" style:font-size-complex="24pt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ffffff" loext:opacity="100%" style:font-name="Liberation Sans1" fo:font-size="24pt" fo:language="en" fo:country="US" fo:font-weight="bold" officeooo:rsid="000f7fd6" officeooo:paragraph-rsid="000f7fd6" style:font-size-asian="21pt" style:font-weight-asian="bold" style:font-size-complex="24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ffffff" loext:opacity="100%" officeooo:paragraph-rsid="000f7fd6"/>
    </style:style>
    <style:style style:name="P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Sans1" fo:font-size="16pt" fo:language="ru" fo:country="RU" fo:font-weight="normal" officeooo:rsid="000f7fd6" officeooo:paragraph-rsid="000f7fd6" style:font-size-asian="14pt" style:font-weight-asian="normal" style:font-size-complex="16pt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Sans1" fo:font-size="16pt" fo:language="en" fo:country="US" fo:font-weight="normal" officeooo:rsid="000f7fd6" officeooo:paragraph-rsid="000f7fd6" style:font-size-asian="14pt" style:font-weight-asian="normal" style:font-size-complex="16pt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ffffff" loext:opacity="100%" style:font-name="Liberation Sans1" fo:font-size="16pt" fo:language="ru" fo:country="RU" fo:font-weight="normal" officeooo:rsid="000f7fd6" officeooo:paragraph-rsid="000f7fd6" style:font-size-asian="14pt" style:font-weight-asian="normal" style:font-size-complex="16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ffffff" loext:opacity="100%" style:font-name="Liberation Sans1" fo:font-size="16pt" fo:language="en" fo:country="US" fo:font-weight="normal" officeooo:rsid="000f7fd6" officeooo:paragraph-rsid="00106d55" style:font-size-asian="14pt" style:font-weight-asian="normal" style:font-size-complex="16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ffffff" loext:opacity="100%" style:font-name="Liberation Sans1" fo:font-size="10pt" fo:language="ru" fo:country="RU" fo:font-weight="normal" officeooo:rsid="00106d55" officeooo:paragraph-rsid="00106d55" style:font-size-asian="10pt" style:font-weight-asian="normal" style:font-size-complex="10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ffffff" loext:opacity="100%" style:font-name="Liberation Sans1" fo:font-size="16pt" fo:language="ru" fo:country="RU" fo:font-weight="normal" officeooo:rsid="00156b46" officeooo:paragraph-rsid="00156b46" style:font-size-asian="14pt" style:font-weight-asian="normal" style:font-size-complex="16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ffffff" loext:opacity="100%" style:font-name="Liberation Sans1" fo:font-size="10pt" fo:language="ru" fo:country="RU" fo:font-weight="normal" officeooo:rsid="00198c97" officeooo:paragraph-rsid="00198c97" style:font-size-asian="10pt" style:font-weight-asian="normal" style:font-size-complex="10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ffffff" loext:opacity="100%" style:font-name="Liberation Sans1" fo:font-size="10pt" fo:language="ru" fo:country="RU" fo:font-weight="normal" officeooo:rsid="0020ae60" officeooo:paragraph-rsid="0020ae60" style:font-size-asian="10pt" style:font-weight-asian="normal" style:font-size-complex="10pt" style:font-weight-complex="normal"/>
    </style:style>
    <style:style style:name="P13" style:family="paragraph" style:parent-style-name="Heading_20_2">
      <style:text-properties fo:font-weight="normal" style:font-weight-asian="normal" style:font-weight-complex="normal"/>
    </style:style>
    <style:style style:name="P14" style:family="paragraph" style:parent-style-name="Text_20_body">
      <style:text-properties fo:font-weight="normal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ffffff" loext:opacity="100%" style:font-name="Liberation Sans1" fo:font-size="10pt" fo:language="ru" fo:country="RU" fo:font-weight="normal" officeooo:rsid="002bf5f7" officeooo:paragraph-rsid="002bf5f7" style:font-size-asian="10pt" style:font-weight-asian="normal" style:font-size-complex="10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Sans1" fo:font-size="10pt" fo:language="ru" fo:country="RU" fo:font-weight="normal" officeooo:rsid="00106d55" officeooo:paragraph-rsid="00106d55" style:font-size-asian="10pt" style:font-weight-asian="normal" style:font-size-complex="10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ffffff" loext:opacity="100%" style:font-name="Liberation Sans1" fo:font-size="16pt" fo:language="ru" fo:country="RU" fo:font-weight="normal" officeooo:rsid="00106d55" officeooo:paragraph-rsid="00106d55" style:font-size-asian="14pt" style:font-weight-asian="normal" style:font-size-complex="16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ffffff" loext:opacity="100%" style:font-name="Liberation Sans1" fo:font-size="16pt" fo:language="ru" fo:country="RU" fo:font-weight="normal" officeooo:rsid="000f7fd6" officeooo:paragraph-rsid="00106d55" style:font-size-asian="16pt" style:font-weight-asian="normal" style:font-size-complex="16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ffffff" loext:opacity="100%" style:font-name="Liberation Sans1" fo:font-size="12pt" fo:language="ru" fo:country="RU" fo:font-weight="normal" officeooo:rsid="00106d55" officeooo:paragraph-rsid="00106d55" style:font-size-asian="10.5pt" style:font-weight-asian="normal" style:font-size-complex="12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ffffff" loext:opacity="100%" style:font-name="Liberation Sans1" fo:font-size="12pt" fo:language="ru" fo:country="RU" fo:font-style="italic" fo:font-weight="normal" officeooo:rsid="00106d55" officeooo:paragraph-rsid="00106d55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ffffff" loext:opacity="100%" style:font-name="Liberation Sans1" fo:font-size="12pt" fo:language="ru" fo:country="RU" fo:font-style="normal" fo:font-weight="normal" officeooo:rsid="00106d55" officeooo:paragraph-rsid="00106d55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106d55"/>
    </style:style>
    <style:style style:name="P23" style:family="paragraph" style:parent-style-name="Footnote">
      <style:paragraph-properties fo:margin-left="0cm" fo:margin-right="0cm" fo:orphans="2" fo:widows="2" fo:text-indent="0cm" style:auto-text-indent="false"/>
      <style:text-properties fo:font-variant="normal" fo:text-transform="none" fo:color="#e8e8e8" loext:opacity="100%" style:font-name="Google Sans" fo:font-size="10.5pt" fo:letter-spacing="normal" fo:font-style="normal" fo:font-weight="normal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ffffff" loext:opacity="100%" style:font-name="Liberation Sans1" fo:font-size="12pt" fo:language="ru" fo:country="RU" fo:font-style="normal" fo:font-weight="normal" officeooo:rsid="0013b184" officeooo:paragraph-rsid="00106d55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ffffff" loext:opacity="100%" style:font-name="Liberation Sans1" fo:font-size="12pt" fo:language="ru" fo:country="RU" fo:font-style="normal" fo:font-weight="normal" officeooo:rsid="0013b184" officeooo:paragraph-rsid="0013b184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ffffff" loext:opacity="100%" style:font-name="Liberation Sans1" fo:font-size="12pt" fo:language="ru" fo:country="RU" fo:font-weight="normal" officeooo:rsid="00106d55" officeooo:paragraph-rsid="0013b184" style:font-size-asian="12pt" style:font-weight-asian="normal" style:font-size-complex="12pt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ffffff" loext:opacity="100%" style:font-name="Liberation Sans1" fo:font-size="12pt" fo:language="ru" fo:country="RU" fo:font-weight="normal" officeooo:rsid="0013b184" officeooo:paragraph-rsid="0013b184" style:font-size-asian="12pt" style:font-weight-asian="normal" style:font-size-complex="12pt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ffffff" loext:opacity="100%" style:font-name="Liberation Sans1" fo:font-size="12pt" fo:language="ru" fo:country="RU" fo:font-weight="normal" officeooo:rsid="00106d55" officeooo:paragraph-rsid="0013b184" style:font-size-asian="12pt" style:font-weight-asian="normal" style:font-size-complex="12pt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ffffff" loext:opacity="100%" style:font-name="Liberation Sans1" fo:font-size="12pt" fo:language="ru" fo:country="RU" fo:font-weight="normal" officeooo:rsid="00156b46" officeooo:paragraph-rsid="00156b46" style:font-size-asian="12pt" style:font-weight-asian="normal" style:font-size-complex="12pt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ffffff" loext:opacity="100%" style:font-name="Liberation Sans1" fo:font-size="12pt" fo:language="ru" fo:country="RU" fo:font-weight="normal" officeooo:rsid="00171296" officeooo:paragraph-rsid="00171296" style:font-size-asian="10.5pt" style:font-weight-asian="normal" style:font-size-complex="12pt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ffffff" loext:opacity="100%" style:font-name="Liberation Sans1" fo:font-size="12pt" fo:font-weight="normal" officeooo:rsid="00171296" officeooo:paragraph-rsid="00171296"/>
    </style:style>
    <style:style style:name="P3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ffffff" loext:opacity="100%" style:font-name="Liberation Sans1" fo:font-size="12pt" fo:language="ru" fo:country="RU" fo:font-weight="normal" officeooo:rsid="00156b46" officeooo:paragraph-rsid="00156b46" style:font-size-asian="10.5pt" style:font-weight-asian="normal" style:font-size-complex="12pt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Sans1" fo:font-size="12pt" fo:language="ru" fo:country="RU" fo:font-weight="normal" officeooo:rsid="00156b46" officeooo:paragraph-rsid="00156b46" style:font-size-asian="10.5pt" style:font-weight-asian="normal" style:font-size-complex="12pt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ffffff" loext:opacity="100%" style:font-name="Liberation Sans1" fo:font-size="12pt" fo:language="en" fo:country="US" fo:font-weight="normal" officeooo:rsid="00185162" officeooo:paragraph-rsid="00185162" style:font-size-asian="10.5pt" style:font-weight-asian="normal" style:font-size-complex="12pt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c9d1d9" loext:opacity="100%" style:font-name="Consolas" fo:font-size="10.5pt" fo:font-weight="normal" officeooo:paragraph-rsid="00156b46" fo:background-color="#0d1117"/>
    </style:style>
    <style:style style:name="P36" style:family="paragraph" style:parent-style-name="Standard">
      <style:paragraph-properties style:line-height-at-least="0.503cm"/>
    </style:style>
    <style:style style:name="P37" style:family="paragraph" style:parent-style-name="Standard">
      <style:paragraph-properties fo:margin-left="0cm" fo:margin-right="0cm" style:line-height-at-least="0.503cm" fo:text-indent="0cm" style:auto-text-indent="false"/>
      <style:text-properties fo:color="#c9d1d9" loext:opacity="100%" style:font-name="Consolas" fo:font-size="10.5pt" fo:font-weight="normal" fo:background-color="#0d1117"/>
    </style:style>
    <style:style style:name="P38" style:family="paragraph" style:parent-style-name="Standard">
      <style:paragraph-properties fo:margin-left="0cm" fo:margin-right="0cm" style:line-height-at-least="0.503cm" fo:text-indent="0cm" style:auto-text-indent="false"/>
      <style:text-properties fo:color="#c9d1d9" loext:opacity="100%" fo:background-color="#0d1117"/>
    </style:style>
    <style:style style:name="P39" style:family="paragraph" style:parent-style-name="Standard">
      <style:paragraph-properties fo:margin-left="0cm" fo:margin-right="0cm" style:line-height-at-least="0.503cm" fo:text-indent="0cm" style:auto-text-indent="false"/>
      <style:text-properties fo:color="#c9d1d9" loext:opacity="100%" style:font-name="Liberation Sans1" fo:font-size="10.5pt" fo:font-weight="normal" officeooo:rsid="00171296" fo:background-color="#0d1117"/>
    </style:style>
    <style:style style:name="P4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Sans1" fo:font-size="12pt" fo:language="ru" fo:country="RU" fo:font-weight="normal" officeooo:rsid="00185162" officeooo:paragraph-rsid="00185162" style:font-size-asian="10.5pt" style:font-weight-asian="normal" style:font-size-complex="12pt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ffffff" loext:opacity="100%" style:font-name="Liberation Sans1" fo:font-size="12pt" fo:language="ru" fo:country="RU" fo:font-weight="normal" officeooo:rsid="00185162" officeooo:paragraph-rsid="00185162" style:font-size-asian="10.5pt" style:font-weight-asian="normal" style:font-size-complex="12pt" style:font-weight-complex="normal"/>
    </style:style>
    <style:style style:name="P42" style:family="paragraph" style:parent-style-name="Text_20_body">
      <loext:graphic-properties draw:fill="none"/>
      <style:paragraph-properties fo:margin-left="0cm" fo:margin-right="0cm" fo:text-indent="0cm" style:auto-text-indent="false" fo:background-color="transparent"/>
      <style:text-properties style:font-name="Liberation Sans1" officeooo:rsid="00185162" officeooo:paragraph-rsid="00185162"/>
    </style:style>
    <style:style style:name="P43" style:family="paragraph" style:parent-style-name="Text_20_body">
      <loext:graphic-properties draw:fill="none"/>
      <style:paragraph-properties fo:margin-left="0cm" fo:margin-right="0cm" fo:text-indent="0cm" style:auto-text-indent="false" fo:background-color="transparent"/>
      <style:text-properties fo:color="#ffffff" loext:opacity="100%" style:font-name="Liberation Sans1" officeooo:rsid="00185162" officeooo:paragraph-rsid="00185162"/>
    </style:style>
    <style:style style:name="P4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ffffff" loext:opacity="100%" style:font-name="Liberation Sans1" fo:font-size="12pt" fo:language="ru" fo:country="RU" fo:font-weight="normal" officeooo:rsid="0019c540" officeooo:paragraph-rsid="00185162" style:font-size-asian="10.5pt" style:font-weight-asian="normal" style:font-size-complex="12pt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ffffff" loext:opacity="100%" style:font-name="Liberation Sans1" fo:font-size="12pt" fo:language="en" fo:country="US" fo:font-weight="normal" officeooo:rsid="001dcbc0" officeooo:paragraph-rsid="001dcbc0" style:font-size-asian="10.5pt" style:font-weight-asian="normal" style:font-size-complex="12pt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ffffff" loext:opacity="100%" style:font-name="Liberation Sans1" fo:font-size="12pt" fo:language="ru" fo:country="RU" fo:font-weight="normal" officeooo:rsid="001dcbc0" officeooo:paragraph-rsid="001dcbc0" style:font-size-asian="10.5pt" style:font-weight-asian="normal" style:font-size-complex="12pt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ffffff" loext:opacity="100%" officeooo:paragraph-rsid="001dcbc0"/>
    </style:style>
    <style:style style:name="P4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Sans1" fo:font-size="12pt" fo:language="ru" fo:country="RU" fo:font-weight="normal" officeooo:rsid="001dcbc0" officeooo:paragraph-rsid="001dcbc0" style:font-size-asian="10.5pt" style:font-weight-asian="normal" style:font-size-complex="12pt" style:font-weight-complex="normal"/>
    </style:style>
    <style:style style:name="P49" style:family="paragraph" style:parent-style-name="Standard">
      <style:text-properties style:font-name="Liberation Sans1" fo:language="en" fo:country="US" officeooo:rsid="001ee215"/>
    </style:style>
    <style:style style:name="P50" style:family="paragraph" style:parent-style-name="Standard">
      <style:text-properties officeooo:paragraph-rsid="002ca989"/>
    </style:style>
    <style:style style:name="P51" style:family="paragraph" style:parent-style-name="Standard">
      <style:text-properties fo:color="#c9d1d9" loext:opacity="100%" style:font-name="Consolas" fo:font-size="10.5pt" fo:font-weight="normal" fo:background-color="#0d1117"/>
    </style:style>
    <style:style style:name="P52" style:family="paragraph" style:parent-style-name="Standard">
      <style:text-properties style:font-name="Liberation Sans1" fo:language="ru" fo:country="RU" officeooo:rsid="001f2c15" officeooo:paragraph-rsid="001f2c15"/>
    </style:style>
    <style:style style:name="P53" style:family="paragraph" style:parent-style-name="Standard">
      <style:text-properties fo:color="#ffffff" loext:opacity="100%" style:font-name="Liberation Sans1" fo:language="ru" fo:country="RU" officeooo:rsid="001f2c15" officeooo:paragraph-rsid="001f2c15"/>
    </style:style>
    <style:style style:name="P54" style:family="paragraph" style:parent-style-name="Standard">
      <style:text-properties fo:color="#ffffff" loext:opacity="100%" style:font-name="Liberation Sans1" fo:language="ru" fo:country="RU" officeooo:rsid="00203e0e" officeooo:paragraph-rsid="00203e0e"/>
    </style:style>
    <style:style style:name="P55" style:family="paragraph" style:parent-style-name="Standard">
      <style:text-properties style:font-name="Liberation Sans1" fo:language="en" fo:country="US" officeooo:rsid="0020ae60" officeooo:paragraph-rsid="00203e0e"/>
    </style:style>
    <style:style style:name="P56" style:family="paragraph" style:parent-style-name="Standard">
      <style:text-properties fo:color="#8b949e" loext:opacity="100%" style:font-name="Consolas" fo:font-size="10.5pt" fo:font-weight="normal" officeooo:paragraph-rsid="00203e0e" fo:background-color="#0d1117"/>
    </style:style>
    <style:style style:name="P57" style:family="paragraph" style:parent-style-name="Standard">
      <style:paragraph-properties fo:margin-left="0cm" fo:margin-right="0cm" style:line-height-at-least="0.503cm" fo:text-indent="0cm" style:auto-text-indent="false"/>
      <style:text-properties fo:color="#8b949e" loext:opacity="100%" style:font-name="Consolas" fo:font-size="10.5pt" fo:font-weight="normal" fo:background-color="#0d1117"/>
    </style:style>
    <style:style style:name="P58" style:family="paragraph" style:parent-style-name="Standard">
      <style:text-properties fo:color="#c9d1d9" loext:opacity="100%" style:font-name="Consolas" fo:font-size="10.5pt" fo:font-weight="normal" officeooo:paragraph-rsid="00203e0e" fo:background-color="#0d1117"/>
    </style:style>
    <style:style style:name="P59" style:family="paragraph" style:parent-style-name="Standard">
      <style:paragraph-properties style:line-height-at-least="0.503cm"/>
      <style:text-properties fo:color="#c9d1d9" loext:opacity="100%" style:font-name="Consolas" fo:font-size="10.5pt" fo:font-weight="normal" fo:background-color="#0d1117"/>
    </style:style>
    <style:style style:name="P60" style:family="paragraph" style:parent-style-name="Standard">
      <style:text-properties fo:color="#ffffff" loext:opacity="100%" style:font-name="Liberation Sans1" officeooo:rsid="0020ae60" officeooo:paragraph-rsid="0020ae60"/>
    </style:style>
    <style:style style:name="P61" style:family="paragraph" style:parent-style-name="Standard">
      <style:text-properties fo:color="#ffffff" loext:opacity="100%" style:font-name="Liberation Sans1" fo:language="ru" fo:country="RU" officeooo:rsid="0022deda" officeooo:paragraph-rsid="0020ae60"/>
    </style:style>
    <style:style style:name="P62" style:family="paragraph" style:parent-style-name="Standard">
      <style:text-properties fo:color="#ffffff" loext:opacity="100%" style:font-name="Liberation Sans1" fo:language="ru" fo:country="RU" officeooo:rsid="0022deda" officeooo:paragraph-rsid="0022deda"/>
    </style:style>
    <style:style style:name="P63" style:family="paragraph" style:parent-style-name="Standard">
      <style:text-properties officeooo:paragraph-rsid="0022deda"/>
    </style:style>
    <style:style style:name="P64" style:family="paragraph" style:parent-style-name="Standard">
      <style:text-properties fo:color="#ffffff" loext:opacity="100%" style:font-name="Liberation Sans1" fo:language="ru" fo:country="RU" officeooo:rsid="0023bd10" officeooo:paragraph-rsid="0022deda"/>
    </style:style>
    <style:style style:name="P65" style:family="paragraph" style:parent-style-name="Standard">
      <style:text-properties fo:color="#ffffff" loext:opacity="100%" style:font-name="Liberation Sans1" fo:language="ru" fo:country="RU" officeooo:rsid="0023bd10" officeooo:paragraph-rsid="0023bd10"/>
    </style:style>
    <style:style style:name="P66" style:family="paragraph" style:parent-style-name="Standard">
      <style:text-properties fo:color="#ffffff" loext:opacity="100%" style:font-name="Liberation Sans1" fo:language="en" fo:country="US" officeooo:rsid="0023bd10" officeooo:paragraph-rsid="0023bd10"/>
    </style:style>
    <style:style style:name="P67" style:family="paragraph" style:parent-style-name="Standard">
      <style:text-properties fo:color="#ffffff" loext:opacity="100%" style:font-name="Liberation Sans1" fo:language="en" fo:country="US" officeooo:rsid="002a9129" officeooo:paragraph-rsid="0023bd10"/>
    </style:style>
    <style:style style:name="P68" style:family="paragraph" style:parent-style-name="Standard">
      <style:text-properties fo:color="#ffffff" loext:opacity="100%" style:font-name="Liberation Sans1" fo:language="ru" fo:country="RU" officeooo:rsid="002a9129" officeooo:paragraph-rsid="002a9129"/>
    </style:style>
    <style:style style:name="P69" style:family="paragraph" style:parent-style-name="Standard">
      <style:text-properties fo:color="#c9d1d9" loext:opacity="100%" style:font-name="Consolas" fo:font-size="10.5pt" fo:language="ru" fo:country="RU" fo:font-weight="normal" officeooo:rsid="002a9129" officeooo:paragraph-rsid="002a9129" fo:background-color="#0d1117"/>
    </style:style>
    <style:style style:name="P70" style:family="paragraph" style:parent-style-name="Standard">
      <style:text-properties officeooo:paragraph-rsid="002b9cb2"/>
    </style:style>
    <style:style style:name="P71" style:family="paragraph" style:parent-style-name="Standard">
      <style:text-properties fo:language="ru" fo:country="RU" officeooo:rsid="002b9cb2" officeooo:paragraph-rsid="002b9cb2"/>
    </style:style>
    <style:style style:name="P72" style:family="paragraph" style:parent-style-name="Standard">
      <style:text-properties fo:font-size="16pt" fo:language="ru" fo:country="RU" officeooo:rsid="002b9cb2" officeooo:paragraph-rsid="002b9cb2" style:font-size-asian="16pt" style:font-size-complex="16pt"/>
    </style:style>
    <style:style style:name="P73" style:family="paragraph" style:parent-style-name="Standard">
      <style:text-properties fo:color="#ffffff" loext:opacity="100%" style:font-name="Liberation Sans1" fo:language="ru" fo:country="RU" officeooo:rsid="002b9cb2" officeooo:paragraph-rsid="002b9cb2"/>
    </style:style>
    <style:style style:name="P74" style:family="paragraph" style:parent-style-name="Standard">
      <style:text-properties fo:color="#ffffff" loext:opacity="100%" style:font-name="Liberation Sans1" fo:language="ru" fo:country="RU" officeooo:rsid="002f8d05" officeooo:paragraph-rsid="002f8d05"/>
    </style:style>
    <style:style style:name="P75" style:family="paragraph" style:parent-style-name="Standard">
      <style:text-properties fo:color="#c9d1d9" loext:opacity="100%" style:font-name="Consolas" fo:font-size="10.5pt" fo:language="ru" fo:country="RU" fo:font-weight="normal" officeooo:rsid="002f8d05" officeooo:paragraph-rsid="002f8d05" fo:background-color="#0d1117"/>
    </style:style>
    <style:style style:name="P76" style:family="paragraph" style:parent-style-name="Standard">
      <style:text-properties fo:color="#ffffff" loext:opacity="100%" style:font-name="Liberation Sans1" fo:language="ru" fo:country="RU" officeooo:rsid="002bf5f7" officeooo:paragraph-rsid="002bf5f7"/>
    </style:style>
    <style:style style:name="P77" style:family="paragraph" style:parent-style-name="Text_20_body">
      <style:text-properties fo:language="ru" fo:country="RU" officeooo:paragraph-rsid="002bf5f7"/>
    </style:style>
    <style:style style:name="P78" style:family="paragraph" style:parent-style-name="Text_20_body">
      <style:text-properties officeooo:paragraph-rsid="002bf5f7"/>
    </style:style>
    <style:style style:name="P79" style:family="paragraph" style:parent-style-name="Text_20_body">
      <style:text-properties officeooo:rsid="002bf5f7" officeooo:paragraph-rsid="002bf5f7"/>
    </style:style>
    <style:style style:name="P80" style:family="paragraph" style:parent-style-name="Text_20_body">
      <style:text-properties officeooo:paragraph-rsid="002c6e8a"/>
    </style:style>
    <style:style style:name="P81" style:family="paragraph" style:parent-style-name="Text_20_body">
      <style:text-properties fo:language="ru" fo:country="RU" officeooo:rsid="002ca989" officeooo:paragraph-rsid="002ca989"/>
    </style:style>
    <style:style style:name="P82" style:family="paragraph" style:parent-style-name="Standard">
      <style:text-properties fo:color="#c9d1d9" loext:opacity="100%" style:font-name="Consolas" fo:font-size="10.5pt" fo:language="ru" fo:country="RU" fo:font-weight="normal" officeooo:rsid="002ca989" officeooo:paragraph-rsid="002ca989" fo:background-color="#0d1117"/>
    </style:style>
    <style:style style:name="P83" style:family="paragraph" style:parent-style-name="Text_20_body">
      <style:text-properties fo:language="en" fo:country="US" officeooo:rsid="002bf5f7" officeooo:paragraph-rsid="002ca989"/>
    </style:style>
    <style:style style:name="T1" style:family="text">
      <style:text-properties fo:language="en" fo:country="US"/>
    </style:style>
    <style:style style:name="T2" style:family="text">
      <style:text-properties style:font-name="Liberation Sans1" fo:font-size="24pt" fo:language="en" fo:country="US" fo:font-weight="bold" officeooo:rsid="000f7fd6" style:font-size-asian="21pt" style:font-weight-asian="bold" style:font-size-complex="24pt" style:font-weight-complex="bold"/>
    </style:style>
    <style:style style:name="T3" style:family="text">
      <style:text-properties fo:color="#ffffff" loext:opacity="100%"/>
    </style:style>
    <style:style style:name="T4" style:family="text">
      <style:text-properties fo:color="#ffffff" loext:opacity="100%" fo:language="en" fo:country="US"/>
    </style:style>
    <style:style style:name="T5" style:family="text">
      <style:text-properties fo:color="#ffffff" loext:opacity="100%" officeooo:rsid="0019c540"/>
    </style:style>
    <style:style style:name="T6" style:family="text">
      <style:text-properties fo:color="#729fcf" loext:opacity="100%" fo:language="en" fo:country="US"/>
    </style:style>
    <style:style style:name="T7" style:family="text">
      <style:text-properties fo:font-size="10pt" style:font-size-asian="8.75pt" style:font-size-complex="10pt"/>
    </style:style>
    <style:style style:name="T8" style:family="text">
      <style:text-properties fo:font-size="10pt" fo:language="ru" fo:country="RU" style:font-size-asian="8.75pt" style:font-size-complex="10pt"/>
    </style:style>
    <style:style style:name="T9" style:family="text">
      <style:text-properties fo:font-size="10pt" fo:language="ru" fo:country="RU" style:font-size-asian="10pt" style:font-size-complex="10pt"/>
    </style:style>
    <style:style style:name="T10" style:family="text">
      <style:text-properties fo:font-size="10pt" fo:language="ru" fo:country="RU" officeooo:rsid="00106d55" style:font-size-asian="10pt" style:font-size-complex="10pt"/>
    </style:style>
    <style:style style:name="T11" style:family="text">
      <style:text-properties officeooo:rsid="0019c540"/>
    </style:style>
    <style:style style:name="T12" style:family="text">
      <style:text-properties officeooo:rsid="0020ae60"/>
    </style:style>
    <style:style style:name="T13" style:family="text">
      <style:text-properties officeooo:rsid="000f7fd6" style:font-size-asian="16pt"/>
    </style:style>
    <style:style style:name="T14" style:family="text">
      <style:text-properties fo:language="en" fo:country="US" officeooo:rsid="0011fa2b"/>
    </style:style>
    <style:style style:name="T15" style:family="text">
      <style:text-properties fo:font-style="italic" officeooo:rsid="000f7fd6" style:font-size-asian="12pt" style:font-style-asian="italic" style:font-style-complex="italic"/>
    </style:style>
    <style:style style:name="T16" style:family="text">
      <style:text-properties fo:language="en" fo:country="US" fo:font-style="italic" style:font-size-asian="12pt" style:font-style-asian="italic" style:font-style-complex="italic"/>
    </style:style>
    <style:style style:name="T17" style:family="text">
      <style:text-properties fo:font-style="italic" style:font-size-asian="12pt" style:font-style-asian="italic" style:font-style-complex="italic"/>
    </style:style>
    <style:style style:name="T18" style:family="text">
      <style:text-properties fo:color="#ffffff" loext:opacity="100%" style:font-name="Liberation Sans1" fo:font-size="12pt" fo:language="ru" fo:country="RU" fo:font-style="normal" fo:font-weight="normal" officeooo:rsid="00106d55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color="#ffffff" loext:opacity="100%" style:font-name="Liberation Sans1" fo:font-size="12pt" fo:language="ru" fo:country="RU" fo:font-style="italic" fo:font-weight="normal" officeooo:rsid="000f7fd6" style:font-size-asian="12pt" style:font-style-asian="italic" style:font-weight-asian="normal" style:font-size-complex="12pt" style:font-style-complex="italic" style:font-weight-complex="normal"/>
    </style:style>
    <style:style style:name="T20" style:family="text">
      <style:text-properties fo:color="#ffffff" loext:opacity="100%" style:font-name="Liberation Sans1" fo:font-size="12pt" fo:language="en" fo:country="US" fo:font-style="italic" fo:font-weight="normal" officeooo:rsid="00106d55" style:font-size-asian="12pt" style:font-style-asian="italic" style:font-weight-asian="normal" style:font-size-complex="12pt" style:font-style-complex="italic" style:font-weight-complex="normal"/>
    </style:style>
    <style:style style:name="T21" style:family="text">
      <style:text-properties fo:color="#ffffff" loext:opacity="100%" style:font-name="Liberation Sans1" fo:font-size="12pt" fo:language="ru" fo:country="RU" fo:font-style="italic" fo:font-weight="normal" officeooo:rsid="00106d55" style:font-size-asian="12pt" style:font-style-asian="italic" style:font-weight-asian="normal" style:font-size-complex="12pt" style:font-style-complex="italic" style:font-weight-complex="normal"/>
    </style:style>
    <style:style style:name="T22" style:family="text">
      <style:text-properties style:font-name="Liberation Sans1" fo:font-size="12pt" fo:language="ru" fo:country="RU" fo:font-style="italic" fo:font-weight="normal" officeooo:rsid="00106d55" style:font-size-asian="12pt" style:font-style-asian="italic" style:font-weight-asian="normal" style:font-size-complex="12pt" style:font-style-complex="italic" style:font-weight-complex="normal"/>
    </style:style>
    <style:style style:name="T23" style:family="text">
      <style:text-properties fo:color="#729fcf" loext:opacity="100%" style:font-name="Liberation Sans1" fo:font-size="12pt" fo:language="ru" fo:country="RU" fo:font-style="italic" fo:font-weight="normal" officeooo:rsid="00106d55" style:font-size-asian="12pt" style:font-style-asian="italic" style:font-weight-asian="normal" style:font-size-complex="12pt" style:font-style-complex="italic" style:font-weight-complex="normal"/>
    </style:style>
    <style:style style:name="T24" style:family="text">
      <style:text-properties fo:color="#ffffff" loext:opacity="100%" style:font-name="Liberation Sans1" fo:font-size="12pt" fo:language="en" fo:country="US" fo:font-style="italic" fo:font-weight="normal" officeooo:rsid="0011fa2b" style:font-size-asian="12pt" style:font-style-asian="italic" style:font-weight-asian="normal" style:font-size-complex="12pt" style:font-style-complex="italic" style:font-weight-complex="normal"/>
    </style:style>
    <style:style style:name="T25" style:family="text">
      <style:text-properties fo:color="#ffffff" loext:opacity="100%" style:font-name="Liberation Sans1" fo:font-size="12pt" fo:language="ru" fo:country="RU" fo:font-style="normal" fo:font-weight="normal" officeooo:rsid="0013b184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officeooo:rsid="00106d55"/>
    </style:style>
    <style:style style:name="T27" style:family="text">
      <style:text-properties fo:language="ru" fo:country="RU" style:font-size-asian="10.5pt" style:font-weight-asian="normal" style:font-size-complex="12pt" style:font-weight-complex="normal"/>
    </style:style>
    <style:style style:name="T28" style:family="text">
      <style:text-properties fo:language="en" fo:country="US" style:font-size-asian="10.5pt" style:font-weight-asian="normal" style:font-size-complex="12pt" style:font-weight-complex="normal"/>
    </style:style>
    <style:style style:name="T29" style:family="text">
      <style:text-properties fo:font-family="'Liberation Sans', sans-serif"/>
    </style:style>
    <style:style style:name="T30" style:family="text">
      <style:text-properties fo:font-family="'Liberation Sans', sans-serif" fo:language="en" fo:country="US"/>
    </style:style>
    <style:style style:name="T31" style:family="text">
      <style:text-properties fo:font-family="'Liberation Sans', sans-serif" fo:language="ru" fo:country="RU"/>
    </style:style>
    <style:style style:name="T32" style:family="text">
      <style:text-properties fo:language="en" fo:country="US" officeooo:rsid="0019c540"/>
    </style:style>
    <style:style style:name="T33" style:family="text">
      <style:text-properties officeooo:rsid="00171296"/>
    </style:style>
    <style:style style:name="T34" style:family="text">
      <style:text-properties fo:language="ru" fo:country="RU" officeooo:rsid="0019c540"/>
    </style:style>
    <style:style style:name="T35" style:family="text">
      <style:text-properties fo:color="#ec8e2c" loext:opacity="100%"/>
    </style:style>
    <style:style style:name="T36" style:family="text">
      <style:text-properties fo:color="#fdac54" loext:opacity="100%"/>
    </style:style>
    <style:style style:name="T37" style:family="text">
      <style:text-properties fo:color="#79c0ff" loext:opacity="100%"/>
    </style:style>
    <style:style style:name="T38" style:family="text">
      <style:text-properties style:font-name="Consolas" fo:font-size="10.5pt" fo:font-weight="normal"/>
    </style:style>
    <style:style style:name="T39" style:family="text">
      <style:text-properties fo:color="#ec8e2c" loext:opacity="100%" style:font-name="Consolas" fo:font-size="10.5pt" fo:font-weight="normal"/>
    </style:style>
    <style:style style:name="T40" style:family="text">
      <style:text-properties fo:color="#d2a8ff" loext:opacity="100%" style:font-name="Consolas" fo:font-size="10.5pt" fo:font-weight="normal"/>
    </style:style>
    <style:style style:name="T41" style:family="text">
      <style:text-properties fo:color="#ffffff" loext:opacity="100%" fo:font-size="12pt" fo:language="ru" fo:country="RU" style:font-size-asian="10.5pt" style:font-size-complex="12pt"/>
    </style:style>
    <style:style style:name="T42" style:family="text">
      <style:text-properties fo:color="#ffffff" loext:opacity="100%" fo:font-size="12pt" fo:language="ru" fo:country="RU" fo:font-weight="normal" style:font-size-asian="10.5pt" style:font-weight-asian="normal" style:font-size-complex="12pt" style:font-weight-complex="normal"/>
    </style:style>
    <style:style style:name="T43" style:family="text">
      <style:text-properties fo:language="ru" fo:country="RU"/>
    </style:style>
    <style:style style:name="T44" style:family="text">
      <style:text-properties style:font-name="Liberation Sans1" fo:font-size="12pt" fo:language="ru" fo:country="RU" fo:font-weight="normal" officeooo:rsid="001dcbc0" style:font-size-asian="10.5pt" style:font-weight-asian="normal" style:font-size-complex="12pt" style:font-weight-complex="normal"/>
    </style:style>
    <style:style style:name="T45" style:family="text">
      <style:text-properties style:font-name="Liberation Sans1" fo:font-size="12pt" fo:language="en" fo:country="US" fo:font-weight="normal" officeooo:rsid="001dcbc0" style:font-size-asian="10.5pt" style:font-weight-asian="normal" style:font-size-complex="12pt" style:font-weight-complex="normal"/>
    </style:style>
    <style:style style:name="T46" style:family="text">
      <style:text-properties fo:color="#ffffff" loext:opacity="100%" style:font-name="Liberation Sans1" fo:font-size="12pt" fo:language="ru" fo:country="RU" fo:font-weight="normal" officeooo:rsid="001dcbc0" style:font-size-asian="10.5pt" style:font-weight-asian="normal" style:font-size-complex="12pt" style:font-weight-complex="normal"/>
    </style:style>
    <style:style style:name="T47" style:family="text">
      <style:text-properties fo:color="#ffffff" loext:opacity="100%" style:font-name="Liberation Sans1" fo:font-size="12pt" fo:language="en" fo:country="US" fo:font-weight="normal" officeooo:rsid="001dcbc0" style:font-size-asian="10.5pt" style:font-weight-asian="normal" style:font-size-complex="12pt" style:font-weight-complex="normal"/>
    </style:style>
    <style:style style:name="T48" style:family="text">
      <style:text-properties fo:color="#fdac54" loext:opacity="100%" style:font-name="Consolas" fo:font-size="10.5pt" fo:font-weight="normal" fo:background-color="#0d1117" loext:char-shading-value="0"/>
    </style:style>
    <style:style style:name="T49" style:family="text">
      <style:text-properties fo:color="#c9d1d9" loext:opacity="100%" style:font-name="Consolas" fo:font-size="10.5pt" fo:font-weight="normal" fo:background-color="#0d1117" loext:char-shading-value="0"/>
    </style:style>
    <style:style style:name="T50" style:family="text">
      <style:text-properties fo:color="#fdac54" loext:opacity="100%" style:font-name="Consolas" fo:font-size="10.5pt" fo:language="en" fo:country="US" fo:font-weight="normal" officeooo:rsid="001dcbc0" fo:background-color="#0d1117" loext:char-shading-value="0"/>
    </style:style>
    <style:style style:name="T51" style:family="text">
      <style:text-properties fo:color="#ffffff" loext:opacity="100%" style:font-name="Liberation Sans1" fo:language="ru" fo:country="RU"/>
    </style:style>
    <style:style style:name="T52" style:family="text">
      <style:text-properties fo:color="#ffffff" loext:opacity="100%" style:font-name="Liberation Sans1" fo:language="ru" fo:country="RU" officeooo:rsid="001ee215"/>
    </style:style>
    <style:style style:name="T53" style:family="text">
      <style:text-properties style:font-name="Liberation Sans1" fo:language="ru" fo:country="RU" officeooo:rsid="001ee215"/>
    </style:style>
    <style:style style:name="T54" style:family="text">
      <style:text-properties fo:color="#fdac54" loext:opacity="100%" style:font-name="Consolas" fo:font-size="10.5pt" fo:language="en" fo:country="US" fo:font-weight="normal" officeooo:rsid="001ee215" fo:background-color="#0d1117" loext:char-shading-value="0"/>
    </style:style>
    <style:style style:name="T55" style:family="text">
      <style:text-properties fo:color="#ffffff" loext:opacity="100%" style:font-name="Liberation Sans1"/>
    </style:style>
    <style:style style:name="T56" style:family="text">
      <style:text-properties style:font-name="Liberation Sans1"/>
    </style:style>
    <style:style style:name="T57" style:family="text">
      <style:text-properties fo:color="#ffffff" loext:opacity="100%" style:font-name="Liberation Sans1" officeooo:rsid="001ee215"/>
    </style:style>
    <style:style style:name="T58" style:family="text">
      <style:text-properties style:font-name="Liberation Sans1" officeooo:rsid="001ee215"/>
    </style:style>
    <style:style style:name="T59" style:family="text">
      <style:text-properties fo:color="#ffffff" loext:opacity="100%" style:font-name="Liberation Sans1" fo:language="en" fo:country="US" officeooo:rsid="001f2c15"/>
    </style:style>
    <style:style style:name="T60" style:family="text">
      <style:text-properties fo:color="#ffffff" loext:opacity="100%" style:font-name="Liberation Sans1" fo:language="ru" fo:country="RU" officeooo:rsid="001f2c15"/>
    </style:style>
    <style:style style:name="T61" style:family="text">
      <style:text-properties fo:color="#ffffff" loext:opacity="100%" style:font-name="Liberation Sans1" fo:language="en" fo:country="US" officeooo:rsid="001ee215"/>
    </style:style>
    <style:style style:name="T62" style:family="text">
      <style:text-properties fo:color="#ec8e2c" loext:opacity="100%" style:font-name="Consolas" fo:font-size="10.5pt" fo:font-weight="normal" fo:background-color="#0d1117" loext:char-shading-value="0"/>
    </style:style>
    <style:style style:name="T63" style:family="text">
      <style:text-properties fo:color="#d2a8ff" loext:opacity="100%" style:font-name="Consolas" fo:font-size="10.5pt" fo:font-weight="normal" fo:background-color="#0d1117" loext:char-shading-value="0"/>
    </style:style>
    <style:style style:name="T64" style:family="text">
      <style:text-properties fo:color="#fdac54" loext:opacity="100%" style:font-name="Consolas" fo:font-size="10.5pt" fo:language="ru" fo:country="RU" fo:font-weight="normal" officeooo:rsid="001ee215" fo:background-color="#0d1117" loext:char-shading-value="0"/>
    </style:style>
    <style:style style:name="T65" style:family="text">
      <style:text-properties style:font-name="Liberation Sans1" fo:language="ru" fo:country="RU" officeooo:rsid="001f2c15"/>
    </style:style>
    <style:style style:name="T66" style:family="text">
      <style:text-properties fo:color="#fdac54" loext:opacity="100%" style:font-name="Consolas" fo:font-size="10.5pt" fo:language="ru" fo:country="RU" fo:font-weight="normal" officeooo:rsid="001f2c15" fo:background-color="#0d1117" loext:char-shading-value="0"/>
    </style:style>
    <style:style style:name="T67" style:family="text">
      <style:text-properties fo:color="#c9d1d9" loext:opacity="100%" style:font-name="Consolas" fo:font-size="10.5pt" fo:language="ru" fo:country="RU" fo:font-weight="normal" officeooo:rsid="001f2c15" fo:background-color="#0d1117" loext:char-shading-value="0"/>
    </style:style>
    <style:style style:name="T68" style:family="text">
      <style:text-properties fo:color="#ffffff" loext:opacity="100%" style:font-name="Liberation Sans1" fo:language="en" fo:country="US"/>
    </style:style>
    <style:style style:name="T69" style:family="text">
      <style:text-properties style:font-name="Liberation Sans1" fo:language="en" fo:country="US"/>
    </style:style>
    <style:style style:name="T70" style:family="text">
      <style:text-properties fo:color="#ec8e2c" loext:opacity="100%" style:font-name="Consolas" fo:language="en" fo:country="US"/>
    </style:style>
    <style:style style:name="T71" style:family="text">
      <style:text-properties style:font-name="Consolas" fo:language="en" fo:country="US"/>
    </style:style>
    <style:style style:name="T72" style:family="text">
      <style:text-properties fo:color="#fdac54" loext:opacity="100%" style:font-name="Consolas" fo:language="en" fo:country="US"/>
    </style:style>
    <style:style style:name="T73" style:family="text">
      <style:text-properties fo:color="#fdac54" loext:opacity="100%" style:font-name="Consolas" fo:font-size="10.5pt" fo:font-weight="normal"/>
    </style:style>
    <style:style style:name="T74" style:family="text">
      <style:text-properties fo:color="#a5d6ff" loext:opacity="100%" style:font-name="Consolas" fo:font-size="10.5pt" fo:font-weight="normal"/>
    </style:style>
    <style:style style:name="T75" style:family="text">
      <style:text-properties fo:color="#79c0ff" loext:opacity="100%" style:font-name="Consolas" fo:font-size="10.5pt" fo:font-weight="normal"/>
    </style:style>
    <style:style style:name="T76" style:family="text">
      <style:text-properties fo:color="#c9d1d9" loext:opacity="100%" style:font-name="Consolas" fo:font-size="10.5pt" fo:language="en" fo:country="US" fo:font-weight="normal" fo:background-color="#0d1117" loext:char-shading-value="0"/>
    </style:style>
    <style:style style:name="T77" style:family="text">
      <style:text-properties fo:language="en" fo:country="US" officeooo:rsid="0020ae60"/>
    </style:style>
    <style:style style:name="T78" style:family="text">
      <style:text-properties fo:color="#d2a8ff" loext:opacity="100%"/>
    </style:style>
    <style:style style:name="T79" style:family="text">
      <style:text-properties fo:color="#a5d6ff" loext:opacity="100%"/>
    </style:style>
    <style:style style:name="T80" style:family="text">
      <style:text-properties fo:color="#8b949e" loext:opacity="100%"/>
    </style:style>
    <style:style style:name="T81" style:family="text">
      <style:text-properties fo:language="ru" fo:country="RU" officeooo:rsid="0021e672"/>
    </style:style>
    <style:style style:name="T82" style:family="text">
      <style:text-properties fo:language="ru" fo:country="RU" officeooo:rsid="0022deda"/>
    </style:style>
    <style:style style:name="T83" style:family="text">
      <style:text-properties officeooo:rsid="0022deda"/>
    </style:style>
    <style:style style:name="T84" style:family="text">
      <style:text-properties fo:color="#ffffff" loext:opacity="100%" style:font-name="Liberation Sans1" fo:language="ru" fo:country="RU" officeooo:rsid="0022deda"/>
    </style:style>
    <style:style style:name="T85" style:family="text">
      <style:text-properties fo:color="#a5d6ff" loext:opacity="100%" style:font-name="Consolas" fo:font-size="10.5pt" fo:font-weight="normal" fo:background-color="#0d1117" loext:char-shading-value="0"/>
    </style:style>
    <style:style style:name="T86" style:family="text">
      <style:text-properties fo:color="#79c0ff" loext:opacity="100%" style:font-name="Consolas" fo:font-size="10.5pt" fo:font-weight="normal" fo:background-color="#0d1117" loext:char-shading-value="0"/>
    </style:style>
    <style:style style:name="T87" style:family="text">
      <style:text-properties fo:color="#ffffff" loext:opacity="100%" style:font-name="Liberation Sans1" fo:language="ru" fo:country="RU" officeooo:rsid="0023bd10"/>
    </style:style>
    <style:style style:name="T88" style:family="text">
      <style:text-properties fo:color="#ffffff" loext:opacity="100%" style:font-name="Liberation Sans1" fo:language="en" fo:country="US" officeooo:rsid="0023bd10"/>
    </style:style>
    <style:style style:name="T89" style:family="text">
      <style:text-properties style:font-name="Liberation Sans1" fo:language="ru" fo:country="RU" officeooo:rsid="0023bd10"/>
    </style:style>
    <style:style style:name="T90" style:family="text">
      <style:text-properties fo:color="#ffffff" loext:opacity="100%" style:font-name="Liberation Sans1" officeooo:rsid="0023bd10"/>
    </style:style>
    <style:style style:name="T91" style:family="text">
      <style:text-properties fo:color="#ffffff" loext:opacity="100%" style:font-name="Liberation Sans1" officeooo:rsid="00292e6b"/>
    </style:style>
    <style:style style:name="T92" style:family="text">
      <style:text-properties fo:color="#ffffff" loext:opacity="100%" style:font-name="Liberation Sans1" fo:language="ru" fo:country="RU" officeooo:rsid="002a9129"/>
    </style:style>
    <style:style style:name="T93" style:family="text">
      <style:text-properties fo:color="#ffffff" loext:opacity="100%" style:font-name="Liberation Sans1" fo:language="en" fo:country="US" officeooo:rsid="002a9129"/>
    </style:style>
    <style:style style:name="T94" style:family="text">
      <style:text-properties officeooo:rsid="0023bd10"/>
    </style:style>
    <style:style style:name="T95" style:family="text">
      <style:text-properties fo:color="#fdac54" loext:opacity="100%" style:font-name="Consolas" fo:font-size="10.5pt" fo:language="ru" fo:country="RU" fo:font-weight="normal" officeooo:rsid="002a9129" fo:background-color="#0d1117" loext:char-shading-value="0"/>
    </style:style>
    <style:style style:name="T96" style:family="text">
      <style:text-properties fo:color="#c9d1d9" loext:opacity="100%" style:font-name="Consolas" fo:font-size="10.5pt" fo:language="ru" fo:country="RU" fo:font-weight="normal" officeooo:rsid="002a9129" fo:background-color="#0d1117" loext:char-shading-value="0"/>
    </style:style>
    <style:style style:name="T97" style:family="text">
      <style:text-properties fo:color="#d2a8ff" loext:opacity="100%" style:font-name="Consolas" fo:font-size="10.5pt" fo:language="ru" fo:country="RU" fo:font-weight="normal" officeooo:rsid="002a9129" fo:background-color="#0d1117" loext:char-shading-value="0"/>
    </style:style>
    <style:style style:name="T98" style:family="text">
      <style:text-properties fo:language="ru" fo:country="RU" officeooo:rsid="002a9129"/>
    </style:style>
    <style:style style:name="T99" style:family="text">
      <style:text-properties fo:language="ru" fo:country="RU" officeooo:rsid="002b9cb2"/>
    </style:style>
    <style:style style:name="T100" style:family="text">
      <style:text-properties fo:language="ru" fo:country="RU" officeooo:rsid="002c6e8a"/>
    </style:style>
    <style:style style:name="T101" style:family="text">
      <style:text-properties fo:color="#fdac54" loext:opacity="100%" style:font-name="Consolas" fo:font-size="10.5pt" fo:language="ru" fo:country="RU" fo:font-weight="normal" officeooo:rsid="002c6e8a" fo:background-color="#0d1117" loext:char-shading-value="0"/>
    </style:style>
    <style:style style:name="T102" style:family="text">
      <style:text-properties fo:color="#c9d1d9" loext:opacity="100%" style:font-name="Consolas" fo:font-size="10.5pt" fo:language="ru" fo:country="RU" fo:font-weight="normal" officeooo:rsid="002c6e8a" fo:background-color="#0d1117" loext:char-shading-value="0"/>
    </style:style>
    <style:style style:name="T103" style:family="text">
      <style:text-properties fo:color="#fdac54" loext:opacity="100%" style:font-name="Consolas" fo:font-size="10.5pt" fo:language="en" fo:country="US" fo:font-weight="normal" officeooo:rsid="002c6e8a" fo:background-color="#0d1117" loext:char-shading-value="0"/>
    </style:style>
    <style:style style:name="T104" style:family="text">
      <style:text-properties fo:language="ru" fo:country="RU" officeooo:rsid="002ca9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ОКУМЕНТАЦИЯ</text:p>
      <text:p text:style-name="P2">ПО <text:span text:style-name="T1">API</text:span></text:p>
      <text:p text:style-name="P3">MINDUSTRY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2"/></text:p>
      <text:p text:style-name="P5"><text:span text:style-name="T3">автор: </text:span><text:span text:style-name="T4">Sosiska</text:span><text:span text:style-name="T3"> <text:s text:c="66"/></text:span><text:span text:style-name="T5">мой</text:span> <text:a xlink:type="simple" xlink:href="https://github.com/sosiska565" text:style-name="Internet_20_link" text:visited-style-name="Visited_20_Internet_20_Link"><text:span text:style-name="T6">github</text:span></text:a></text:p>
      <text:p text:style-name="P6"/>
      <text:p text:style-name="P7"><text:soft-page-break/>Оглавление</text:p>
      <text:p text:style-name="P7"/>
      <text:p text:style-name="P7">1 Глава: Установка и описание MindustryJavaModTemplate</text:p>
      <text:p text:style-name="P7"/>
      <text:p text:style-name="P8"><text:span text:style-name="T7">1.1……………………………………………………………………………..</text:span><text:span text:style-name="T8">что такое </text:span><text:span text:style-name="T9">MindustryJavaModTemplate</text:span></text:p>
      <text:p text:style-name="P8"><text:span text:style-name="T10">1.2…………………………………………………………………………….установка </text:span><text:span text:style-name="T9">MindustryJavaModTemplate</text:span></text:p>
      <text:p text:style-name="P9">1.3………………………………………………………………………………………………………..структура мода</text:p>
      <text:p text:style-name="P9">1.4……………………………………………………………………………………………….…….основные файлы</text:p>
      <text:p text:style-name="P9"/>
      <text:p text:style-name="P10">2 Глава: Написание мода, разбор главных классов</text:p>
      <text:p text:style-name="P10"/>
      <text:p text:style-name="P11">2.1……………..…………………………………………………………………………………………<text:span text:style-name="T11">описание мода</text:span></text:p>
      <text:p text:style-name="P11">2.2…………………………………………………………………………………………………………<text:span text:style-name="T11">главный файл</text:span></text:p>
      <text:p text:style-name="P11">2.3……………………………………………………………………………………………………..<text:span text:style-name="T11">основные классы</text:span></text:p>
      <text:p text:style-name="P11">2.4….…….…..………………………………………………………………………….<text:span text:style-name="T12">создание игрового предмета</text:span></text:p>
      <text:p text:style-name="P12">2.5……….…………………………………………………………………………………………..свойства предмета</text:p>
      <text:p text:style-name="P12"/>
      <text:h text:style-name="P13" text:outline-level="2">3 Глава: Создание блока</text:h>
      <text:p text:style-name="P14"/>
      <text:p text:style-name="P15">3.1…………………………………………………………………………………………………………классы блоков</text:p>
      <text:p text:style-name="P15">3.2….…………………………………………………………………………………………………..создание турели</text:p>
      <text:p text:style-name="P9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1 Глава — Установка <text:span text:style-name="T13">MindustryJavaModTemplate</text:span></text:p>
      <text:p text:style-name="P18"/>
      <text:p text:style-name="P19"><text:span text:style-name="T14">1.1 </text:span>Что такое <text:span text:style-name="T15">MindustryJavaModTemplat</text:span><text:span text:style-name="T16">e, </text:span><text:span text:style-name="T17">это шаблон </text:span><text:span text:style-name="T16">java </text:span><text:span text:style-name="T17">мода выложенный создателем игры </text:span><text:span text:style-name="T16">Anuken</text:span><text:span text:style-name="T17"> на</text:span><text:span text:style-name="T16"> GitHub </text:span><text:span text:style-name="T17">и предоставляет возможность создавать моды.</text:span></text:p>
      <text:p text:style-name="P20"/>
      <text:p text:style-name="P21"><text:span text:style-name="T14">1.2 </text:span>Как установить?</text:p>
      <text:p text:style-name="P21"/>
      <text:p text:style-name="P22"><text:span text:style-name="T18">Все что вам потребуется для установки </text:span><text:span text:style-name="T19">MindustryJavaModTemplat</text:span><text:span text:style-name="T20">e </text:span><text:span text:style-name="T21">это зайти на странцу в гитхабе</text:span><text:span text:style-name="T22"> </text:span><text:a xlink:type="simple" xlink:href="https://github.com/Anuken/MindustryJavaModTemplate" text:style-name="Internet_20_link" text:visited-style-name="Visited_20_Internet_20_Link"><text:span text:style-name="T23">MindustryJavaModTemplate</text:span></text:a><text:span text:style-name="T22"> </text:span><text:span text:style-name="T21">и либо скачать зип архив, либо же клонировать репозиторий с помощью </text:span><text:span text:style-name="T24">Git</text:span><text:span text:style-name="T24"><text:note text:id="ftn1" text:note-class="footnote"><text:note-citation>1</text:note-citation><text:note-body><text:p text:style-name="P23">. Git — распределённая система управления версиями.</text:p></text:note-body></text:note></text:span><text:span text:style-name="T24">. </text:span><text:span text:style-name="T25">Если вы скачали зип архив распакуйте его в любую папку.</text:span></text:p>
      <text:p text:style-name="P24"/>
      <text:p text:style-name="P24">1.3 Структура мода.</text:p>
      <text:p text:style-name="P24"/>
      <text:p text:style-name="P25">Структура мода будет выглядеть следующим образом:</text:p>
      <text:p text:style-name="P26"/>
      <text:p text:style-name="P26">MindustryJavaModTemplate/</text:p>
      <text:p text:style-name="P26">├── assets/</text:p>
      <text:p text:style-name="P26">│ <text:s text:c="2"/>├── bundles/</text:p>
      <text:p text:style-name="P26">│ <text:s text:c="2"/>│ <text:s text:c="2"/>└── bundle.properties</text:p>
      <text:p text:style-name="P26">│ <text:s text:c="2"/>├── sprites/</text:p>
      <text:p text:style-name="P26">│ <text:s text:c="2"/>│ <text:s text:c="2"/>├── sprites/</text:p>
      <text:p text:style-name="P26">│ <text:s text:c="2"/>│ <text:s text:c="2"/>│ <text:s text:c="2"/>└── example-block.png</text:p>
      <text:p text:style-name="P26">│ <text:s text:c="2"/>│ <text:s text:c="2"/>└── mod.hjson</text:p>
      <text:p text:style-name="P26">├── gradle/</text:p>
      <text:p text:style-name="P26">│ <text:s text:c="2"/>├── wrapper/</text:p>
      <text:p text:style-name="P26">│ <text:s text:c="2"/>│ <text:s text:c="2"/>├── gradle-wrapper.jar</text:p>
      <text:p text:style-name="P26">│ <text:s text:c="2"/>│ <text:s text:c="2"/>└── gradle-wrapper.properties</text:p>
      <text:p text:style-name="P26">├── src/</text:p>
      <text:p text:style-name="P26">│ <text:s text:c="2"/>└── example/</text:p>
      <text:p text:style-name="P26">│ <text:s text:c="6"/>├── ExampleMod.java</text:p>
      <text:p text:style-name="P26">│ <text:s text:c="6"/>└── content/</text:p>
      <text:p text:style-name="P26">│ <text:s text:c="10"/>└── ExampleContent.java</text:p>
      <text:p text:style-name="P26">├── .gitignore</text:p>
      <text:p text:style-name="P26">├── build.gradle</text:p>
      <text:p text:style-name="P26">├── gradlew</text:p>
      <text:p text:style-name="P26">├── gradlew.bat</text:p>
      <text:p text:style-name="P26">├── LICENSE</text:p>
      <text:p text:style-name="P26"><text:soft-page-break/>├── README.md</text:p>
      <text:p text:style-name="P26">└── settings.gradle</text:p>
      <text:p text:style-name="P27"/>
      <text:p text:style-name="P27">Примерно так должна выглядеть базовая структура Шаблонного мода.</text:p>
      <text:p text:style-name="P28"/>
      <text:p text:style-name="P29">1.4 В папке <text:span text:style-name="T1">sprites </text:span>мы будем хранить все спрайты и изображения, найдите у себя файл <text:span text:style-name="T26">mod.hjson, </text:span>он отвечает за описание мода, по пути <text:span text:style-name="T1">src/example/ </text:span>хранятся основные <text:span text:style-name="T1">java </text:span>файлы и классы.</text:p>
      <text:p text:style-name="P29"/>
      <text:p text:style-name="P29">Все что я описал выше нам понадобится для создание мода, остальное можно не трогать оно отвечает за сборку мода.</text:p>
      <text:p text:style-name="P29"/>
      <text:p text:style-name="P29"/>
      <text:p text:style-name="P10">2 Глава — Создание мода.</text:p>
      <text:p text:style-name="P10"/>
      <text:p text:style-name="P30"><text:span text:style-name="T11">2.1 </text:span>Первое что нам нужно сделать так это настроить описание мода, откройте файл с названием <text:span text:style-name="T1">mod.hjson </text:span>это описание нашего мода в игре, вы увидите что-то типа этого:</text:p>
      <text:p text:style-name="P30"/>
      <text:p text:style-name="P30">#the mod name as displayed in-game </text:p>
      <text:p text:style-name="P30">displayName: "<text:span text:style-name="T1">TestMod</text:span>"</text:p>
      <text:p text:style-name="P30"/>
      <text:p text:style-name="P30">#the internal name of your mod</text:p>
      <text:p text:style-name="P30">name: "<text:span text:style-name="T1">TestMod</text:span>"</text:p>
      <text:p text:style-name="P30"/>
      <text:p text:style-name="P30">#your name</text:p>
      <text:p text:style-name="P30">author: "<text:span text:style-name="T1">You</text:span>"</text:p>
      <text:p text:style-name="P30"/>
      <text:p text:style-name="P30">#the fully qualified main class of the mod</text:p>
      <text:p text:style-name="P30">main: "example.ExampleJavaMod"</text:p>
      <text:p text:style-name="P30"/>
      <text:p text:style-name="P30">#the mod description as seen in the mod dialog</text:p>
      <text:p text:style-name="P30">description: "A Mindustry Java mod template."</text:p>
      <text:p text:style-name="P30"/>
      <text:p text:style-name="P30">#the mod version</text:p>
      <text:p text:style-name="P30">version: 1.0</text:p>
      <text:p text:style-name="P30"/>
      <text:p text:style-name="P30">#the minimum game build required to run this mod</text:p>
      <text:p text:style-name="P30">minGameVersion: 145</text:p>
      <text:p text:style-name="P30"/>
      <text:p text:style-name="P30">#this is a java mod</text:p>
      <text:p text:style-name="P30">java: true</text:p>
      <text:p text:style-name="P30"/>
      <text:p text:style-name="P30">displayName - отвечает за отображаемое имя мода в игре,</text:p>
      <text:p text:style-name="P30">name - отвечает за локальное имя мода,</text:p>
      <text:p text:style-name="P30">author - отвечает за отображение имени автора в игре,</text:p>
      <text:p text:style-name="P31"><text:span text:style-name="T27">main - отвечает за главный класс, в нашем случае это <text:s/>ExampleJavaMod.</text:span><text:span text:style-name="T28">java, </text:span><text:span text:style-name="T27">учтите что в </text:span><text:span text:style-name="T29">main не нужно указывать расширение файла. И так же нужно указать полный путь без </text:span><text:span text:style-name="T30">src, </text:span><text:span text:style-name="T31">то есть: <text:s/></text:span><text:span text:style-name="T27">example.ExampleJavaMod</text:span></text:p>
      <text:p text:style-name="P30">все что начинается с „ <text:span text:style-name="T1"># “ </text:span>это комментарии.</text:p>
      <text:p text:style-name="P10"/>
      <text:p text:style-name="P32"><text:soft-page-break/><text:span text:style-name="T32">2.2 </text:span>Перейдите по пути <text:span text:style-name="T1">src/example/ExampleJavaMod.java, </text:span><text:span text:style-name="T33">это наш главный файл, от сюда мод начинает свою работу.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><text:span text:style-name="T34">Листинг 1.0 (</text:span>ExampleJavaMod.java<text:span text:style-name="T34">)</text:span></text:p>
      <text:p text:style-name="P33"/>
      <text:p text:style-name="P35"><text:span text:style-name="T35">package</text:span> <text:span text:style-name="T36">example</text:span>;</text:p>
      <text:p text:style-name="P36"/>
      <text:p text:style-name="P37"><text:span text:style-name="T35">import</text:span> <text:span text:style-name="T36">arc</text:span>.<text:span text:style-name="T37">*</text:span>;</text:p>
      <text:p text:style-name="P37"><text:span text:style-name="T35">import</text:span> <text:span text:style-name="T36">arc</text:span>.<text:span text:style-name="T36">util</text:span>.<text:span text:style-name="T37">*</text:span>;</text:p>
      <text:p text:style-name="P37"><text:span text:style-name="T35">import</text:span> <text:span text:style-name="T36">mindustry</text:span>.<text:span text:style-name="T37">*</text:span>;</text:p>
      <text:p text:style-name="P37"><text:span text:style-name="T35">import</text:span> <text:span text:style-name="T36">mindustry</text:span>.<text:span text:style-name="T36">mod</text:span>.<text:span text:style-name="T37">*</text:span>;</text:p>
      <text:p text:style-name="P36"/>
      <text:p text:style-name="P37"><text:span text:style-name="T35">public</text:span> <text:span text:style-name="T35">class</text:span> <text:span text:style-name="T36">ExampleJavaMod</text:span> <text:span text:style-name="T35">extends</text:span> <text:span text:style-name="T36">Mod</text:span>{</text:p>
      <text:p text:style-name="P38">    <text:span text:style-name="T38">@</text:span><text:span text:style-name="T39">Override</text:span></text:p>
      <text:p text:style-name="P38">    <text:span text:style-name="T39">public</text:span><text:span text:style-name="T38"> </text:span><text:span text:style-name="T39">void</text:span><text:span text:style-name="T38"> </text:span><text:span text:style-name="T40">loadContent</text:span><text:span text:style-name="T38">(){</text:span></text:p>
      <text:p text:style-name="P38">    <text:span text:style-name="T38">}</text:span></text:p>
      <text:p text:style-name="P36"/>
      <text:p text:style-name="P37">}</text:p>
      <text:p text:style-name="P35"/>
      <text:p text:style-name="P39"/>
      <text:p text:style-name="P40"/>
      <text:p text:style-name="P41">я советую вам вставить данный код в свой <text:span text:style-name="T11">главный</text:span> файл.</text:p>
      <text:p text:style-name="P41"/>
      <text:p text:style-name="P41"><text:span text:style-name="T11">2.3 </text:span>Вот основные пакеты с которыми нам представит поработать:</text:p>
      <text:p text:style-name="P42"><text:span text:style-name="Strong_20_Emphasis"><text:span text:style-name="T41">mindustry.mod</text:span></text:span><text:span text:style-name="T42">: </text:span></text:p>
      <text:p text:style-name="P43"><text:tab/>Mod: Базовый класс для всех Java-модов. Все моды должны содержать класс, <text:tab/>наследующий mindustry.mod.Mod. </text:p>
      <text:p text:style-name="P43"><text:tab/>Plugin: Класс для серверных плагинов, которые не требуют загрузки на <text:tab/>стороне клиента.</text:p>
      <text:p text:style-name="P42"><text:span text:style-name="Strong_20_Emphasis"><text:span text:style-name="T3">mindustry.content</text:span></text:span><text:span text:style-name="T3">: </text:span></text:p>
      <text:p text:style-name="P43"><text:tab/>Классы для создания игрового контента: Items, Blocks, Units, Liquids, <text:tab/>StatusEffects, и т.д. </text:p>
      <text:p text:style-name="P43"><text:tab/>Пример: Blocks используется для создания новых блоков, таких как турели или <text:tab/>конвейеры. </text:p>
      <text:p text:style-name="P42"><text:span text:style-name="Strong_20_Emphasis"><text:span text:style-name="T3">mindustry.world</text:span></text:span><text:span text:style-name="T3">: </text:span></text:p>
      <text:p text:style-name="P43"><text:tab/>Пакет для работы с игровым миром, включая Tile, Building, Block. </text:p>
      <text:p text:style-name="P43"><text:tab/>Пример: world.blocks.production для создания производственных блоков. </text:p>
      <text:p text:style-name="P42"><text:span text:style-name="Strong_20_Emphasis"><text:span text:style-name="T3">mindustry.entities</text:span></text:span><text:span text:style-name="T3">: </text:span></text:p>
      <text:p text:style-name="P43"><text:soft-page-break/><text:tab/>Управление юнитами, эффектами (Effect), пулями (BulletType). </text:p>
      <text:p text:style-name="P43"><text:tab/>Пример: entities.comp.UnitComp для кастомизации поведения юнитов. </text:p>
      <text:p text:style-name="P42"><text:span text:style-name="Strong_20_Emphasis"><text:span text:style-name="T3">mindustry.ui</text:span></text:span><text:span text:style-name="T3">: </text:span></text:p>
      <text:p text:style-name="P43"><text:tab/>Для создания пользовательских интерфейсов, таких как меню или <text:tab/>информационные панели. </text:p>
      <text:p text:style-name="P42"><text:span text:style-name="Strong_20_Emphasis"><text:span text:style-name="T3">mindustry.game</text:span></text:span><text:span text:style-name="T3">: </text:span></text:p>
      <text:p text:style-name="P43"><text:tab/>Работа с игровыми событиями (EventType) и правилами игры (Rules). </text:p>
      <text:p text:style-name="P42"><text:span text:style-name="Strong_20_Emphasis"><text:span text:style-name="T3">mindustry.graphics</text:span></text:span><text:span text:style-name="T3">: </text:span></text:p>
      <text:p text:style-name="P43"><text:tab/>Управление визуальными эффектами, текстурами и рендерингом.</text:p>
      <text:p text:style-name="P44"/>
      <text:p text:style-name="P45">2.4 <text:span text:style-name="T43">Создание игрового предмета.</text:span></text:p>
      <text:p text:style-name="P46"/>
      <text:p text:style-name="P46">Игровой предмет(<text:span text:style-name="T1">item</text:span>) выполняет роль объекта, который можно собирать, хранить, производить и использовать в игре, это как слиток железа в игре <text:span text:style-name="T1">Minecraft </text:span>он выпадает из руды и из него можно сделать другой полезный предмет.</text:p>
      <text:p text:style-name="P46"/>
      <text:p text:style-name="P47"><text:span text:style-name="T44">Чтобы создать предмет нам понадобится создать новый </text:span><text:span text:style-name="T45">Java </text:span><text:span text:style-name="T44">файл, я вам рекомендую назвать его </text:span><text:span text:style-name="T45">ItemsRegistration, </text:span><text:span text:style-name="T44">потому что я рекомендую создать один файл с регистрацией чего либо, будь то </text:span><text:span text:style-name="T45">BlocksRegistration </text:span><text:span text:style-name="T44">или </text:span><text:span text:style-name="T45">UnitsRegistration, </text:span><text:span text:style-name="T44">поверьте так удобней чем создавать отдельный файл для каждого объекта в вашем моде.</text:span></text:p>
      <text:p text:style-name="P48"/>
      <text:p text:style-name="Standard"><text:span text:style-name="T46">Создадим папку </text:span><text:span text:style-name="T47">items </text:span><text:span text:style-name="T46">в подпапке </text:span><text:span text:style-name="T47">example, </text:span><text:span text:style-name="T46">в папке </text:span><text:span text:style-name="T47">items </text:span><text:span text:style-name="T46">создадим файл с названием </text:span><text:span text:style-name="T47">ItemsRegistration.java. </text:span><text:span text:style-name="T46">Первое что нам нужно сделать подключить пакет </text:span><text:span text:style-name="T44"><text:s/>„</text:span><text:span text:style-name="T48">example</text:span><text:span text:style-name="T49">.</text:span><text:span text:style-name="T48">item</text:span><text:span text:style-name="T50">s</text:span><text:span text:style-name="T51">“ </text:span><text:span text:style-name="T52">Далее импортируйте классы </text:span><text:span text:style-name="T53">„</text:span><text:span text:style-name="T48">mindustry</text:span><text:span text:style-name="T49">.</text:span><text:span text:style-name="T54">type</text:span><text:span text:style-name="T49">.</text:span><text:span text:style-name="T48">Item</text:span><text:span text:style-name="T55">“</text:span><text:span text:style-name="T56"> </text:span><text:span text:style-name="T57">и</text:span><text:span text:style-name="T58"> „</text:span><text:span text:style-name="T48">arc</text:span><text:span text:style-name="T49">.</text:span><text:span text:style-name="T48">graphics</text:span><text:span text:style-name="T49">.</text:span><text:span text:style-name="T48">Color</text:span><text:span text:style-name="T55">“</text:span><text:span text:style-name="T51"> </text:span><text:span text:style-name="T59">п</text:span><text:span text:style-name="T60">ервый</text:span><text:span text:style-name="T52"> нужен чтобы создать объект типа </text:span><text:span text:style-name="T61">Item, </text:span><text:span text:style-name="T60">а второй для создания цветов</text:span><text:span text:style-name="T61">.</text:span></text:p>
      <text:p text:style-name="P49"/>
      <text:p text:style-name="P50"><text:span text:style-name="T52">В главном классе файла „</text:span><text:span text:style-name="T48">ItemsRegistration</text:span><text:span text:style-name="T55">“ </text:span><text:span text:style-name="T52">нужно создать функцию „</text:span><text:span text:style-name="T62">public</text:span><text:span text:style-name="T49"> </text:span><text:span text:style-name="T62">void</text:span><text:span text:style-name="T49"> </text:span><text:span text:style-name="T63">Load</text:span><text:span text:style-name="T49">()</text:span><text:span text:style-name="Source_20_Text"><text:span text:style-name="T55">“ </text:span></text:span><text:span text:style-name="Source_20_Text"><text:span text:style-name="T52">В этой функции мы будем инициализировать все объекты. Перед функцией, нужно создать объект типа</text:span></text:span><text:span text:style-name="Source_20_Text"><text:span text:style-name="T53"> </text:span></text:span><text:span text:style-name="Source_20_Text"><text:span text:style-name="T52">„</text:span></text:span><text:span text:style-name="Source_20_Text"><text:span text:style-name="T64">Item</text:span></text:span><text:span text:style-name="Source_20_Text"><text:span text:style-name="T61">”</text:span></text:span><text:span text:style-name="Source_20_Text"><text:span text:style-name="T60"> я создал железо:</text:span></text:span><text:span text:style-name="Source_20_Text"><text:span text:style-name="T65"> </text:span></text:span><text:span text:style-name="Source_20_Text"><text:span text:style-name="T60">„</text:span></text:span><text:span text:style-name="Source_20_Text"><text:span text:style-name="T66">Item </text:span></text:span><text:span text:style-name="Source_20_Text"><text:span text:style-name="T67">iron</text:span></text:span><text:span text:style-name="Source_20_Text"><text:span text:style-name="T51">“ В функции нам нужно инициализировать объект и делается это следующим образом:</text:span></text:span></text:p>
      <text:p text:style-name="Standard"><text:span text:style-name="Source_20_Text"><text:span text:style-name="T51"/></text:span></text:p>
      <text:p text:style-name="Standard"><text:span text:style-name="Source_20_Text"><text:span text:style-name="T51"/></text:span></text:p>
      <text:p text:style-name="Standard"><text:span text:style-name="Source_20_Text"><text:span text:style-name="T51"/></text:span></text:p>
      <text:p text:style-name="Standard"><text:span text:style-name="Source_20_Text"><text:span text:style-name="T51"/></text:span></text:p>
      <text:p text:style-name="Standard"><text:span text:style-name="Source_20_Text"><text:span text:style-name="T51"/></text:span></text:p>
      <text:p text:style-name="Standard"><text:span text:style-name="Source_20_Text"><text:span text:style-name="T51"/></text:span></text:p>
      <text:p text:style-name="Standard"><text:span text:style-name="Source_20_Text"><text:span text:style-name="T51"/></text:span></text:p>
      <text:p text:style-name="Standard"><text:span text:style-name="Source_20_Text"><text:span text:style-name="T51"/></text:span></text:p>
      <text:p text:style-name="Standard"><text:span text:style-name="Source_20_Text"><text:span text:style-name="T51"/></text:span></text:p>
      <text:p text:style-name="Standard"><text:span text:style-name="Source_20_Text"><text:span text:style-name="T51"/></text:span></text:p>
      <text:p text:style-name="Standard"><text:span text:style-name="Source_20_Text"><text:span text:style-name="T51"/></text:span></text:p>
      <text:p text:style-name="Standard"><text:span text:style-name="Source_20_Text"><text:span text:style-name="T51"/></text:span></text:p>
      <text:p text:style-name="Standard"><text:span text:style-name="Source_20_Text"><text:span text:style-name="T51"/></text:span></text:p>
      <text:p text:style-name="Standard"><text:span text:style-name="Source_20_Text"><text:span text:style-name="T51"/></text:span></text:p>
      <text:p text:style-name="Standard"><text:span text:style-name="Source_20_Text"><text:span text:style-name="T51"/></text:span></text:p>
      <text:p text:style-name="Standard"><text:soft-page-break/><text:span text:style-name="Source_20_Text"><text:span text:style-name="T51"/></text:span></text:p>
      <text:p text:style-name="Standard"><text:span text:style-name="Source_20_Text"><text:span text:style-name="T51"/></text:span></text:p>
      <text:p text:style-name="Standard"><text:span text:style-name="Source_20_Text"><text:span text:style-name="T51"/></text:span></text:p>
      <text:p text:style-name="Standard"><text:span text:style-name="Source_20_Text"><text:span text:style-name="T51"/></text:span></text:p>
      <text:p text:style-name="Standard"><text:span text:style-name="Source_20_Text"><text:span text:style-name="T51"/></text:span></text:p>
      <text:p text:style-name="Standard"><text:span text:style-name="Source_20_Text"><text:span text:style-name="T51">Листинг 1.2 (</text:span></text:span><text:span text:style-name="Source_20_Text"><text:span text:style-name="T68">ItemsRegistration.java)</text:span></text:span></text:p>
      <text:p text:style-name="Standard"><text:span text:style-name="Source_20_Text"><text:span text:style-name="T69"/></text:span></text:p>
      <text:p text:style-name="P51"><text:span text:style-name="Source_20_Text"><text:span text:style-name="T70">package</text:span></text:span><text:span text:style-name="Source_20_Text"><text:span text:style-name="T71"> </text:span></text:span><text:span text:style-name="Source_20_Text"><text:span text:style-name="T72">example</text:span></text:span><text:span text:style-name="Source_20_Text"><text:span text:style-name="T71">.</text:span></text:span><text:span text:style-name="Source_20_Text"><text:span text:style-name="T72">items</text:span></text:span><text:span text:style-name="Source_20_Text"><text:span text:style-name="T71">;</text:span></text:span></text:p>
      <text:p text:style-name="P36"/>
      <text:p text:style-name="P37"><text:span text:style-name="T35">import</text:span> <text:span text:style-name="T36">arc</text:span>.<text:span text:style-name="T36">graphics</text:span>.<text:span text:style-name="T36">Color</text:span>;</text:p>
      <text:p text:style-name="P37"><text:span text:style-name="T35">import</text:span> <text:span text:style-name="T36">mindustry</text:span>.<text:span text:style-name="T36">type</text:span>.<text:span text:style-name="T36">Item</text:span>;</text:p>
      <text:p text:style-name="P36"/>
      <text:p text:style-name="P37"><text:span text:style-name="T35">public</text:span> <text:span text:style-name="T35">class</text:span> <text:span text:style-name="T36">ItemsRegistration</text:span> {</text:p>
      <text:p text:style-name="P38">    <text:span text:style-name="T39">public</text:span><text:span text:style-name="T38"> </text:span><text:span text:style-name="T39">static</text:span><text:span text:style-name="T38"> </text:span><text:span text:style-name="T73">Item </text:span><text:span text:style-name="T38">iron;</text:span></text:p>
      <text:p text:style-name="P38">    <text:span text:style-name="T39">public</text:span><text:span text:style-name="T38"> </text:span><text:span text:style-name="T39">static</text:span><text:span text:style-name="T38"> </text:span><text:span text:style-name="T39">void</text:span><text:span text:style-name="T38"> </text:span><text:span text:style-name="T40">Load</text:span><text:span text:style-name="T38">(){</text:span></text:p>
      <text:p text:style-name="P38">        <text:span text:style-name="T38">iron </text:span><text:span text:style-name="T39">=</text:span><text:span text:style-name="T38"> </text:span><text:span text:style-name="T39">new</text:span><text:span text:style-name="T38"> </text:span><text:span text:style-name="T40">Item</text:span><text:span text:style-name="T38">(</text:span><text:span text:style-name="T74">"iron"</text:span><text:span text:style-name="T38">, </text:span><text:span text:style-name="T73">Color</text:span><text:span text:style-name="T38">.</text:span><text:span text:style-name="T75">darkGray</text:span><text:span text:style-name="T38">){{</text:span></text:p>
      <text:p text:style-name="P38">            <text:span text:style-name="T38">hardness </text:span><text:span text:style-name="T39">=</text:span><text:span text:style-name="T38"> </text:span><text:span text:style-name="T75">2</text:span><text:span text:style-name="T38">;</text:span></text:p>
      <text:p text:style-name="P38">            <text:span text:style-name="T38">cost </text:span><text:span text:style-name="T39">=</text:span><text:span text:style-name="T38"> </text:span><text:span text:style-name="T75">1f</text:span><text:span text:style-name="T38">;</text:span></text:p>
      <text:p text:style-name="P38">            <text:span text:style-name="T38">flammability </text:span><text:span text:style-name="T39">=</text:span><text:span text:style-name="T38"> </text:span><text:span text:style-name="T75">0f</text:span><text:span text:style-name="T38">;</text:span></text:p>
      <text:p text:style-name="P38">            <text:span text:style-name="T38">explosiveness </text:span><text:span text:style-name="T39">=</text:span><text:span text:style-name="T38"> </text:span><text:span text:style-name="T75">0f</text:span><text:span text:style-name="T38">;</text:span></text:p>
      <text:p text:style-name="P38">            <text:span text:style-name="T38">radioactivity </text:span><text:span text:style-name="T39">=</text:span><text:span text:style-name="T38"> </text:span><text:span text:style-name="T75">0f</text:span><text:span text:style-name="T38">;</text:span></text:p>
      <text:p text:style-name="P38">            <text:span text:style-name="T38">charge </text:span><text:span text:style-name="T39">=</text:span><text:span text:style-name="T38"> </text:span><text:span text:style-name="T75">0f</text:span><text:span text:style-name="T38">;</text:span></text:p>
      <text:p text:style-name="P38">            <text:span text:style-name="T38">alwaysUnlocked </text:span><text:span text:style-name="T39">=</text:span><text:span text:style-name="T38"> </text:span><text:span text:style-name="T75">true</text:span><text:span text:style-name="T38">;</text:span></text:p>
      <text:p text:style-name="P38">        <text:span text:style-name="T38">}};</text:span></text:p>
      <text:p text:style-name="P38">    <text:span text:style-name="T38">}</text:span></text:p>
      <text:p text:style-name="P37">}</text:p>
      <text:p text:style-name="P51"><text:span text:style-name="Source_20_Text"><text:span text:style-name="T76"/></text:span></text:p>
      <text:p text:style-name="P52"/>
      <text:p text:style-name="P53">Первым аргументом в конструктор класса передается имя предмета, а вторым его цвет в моем случает темно серый.</text:p>
      <text:p text:style-name="P53"/>
      <text:p text:style-name="P54"><text:span text:style-name="T12">2.5 </text:span>Далее идут <text:span text:style-name="T12">свойства предмета, честно скажу их очень много и запомнить это почти невозможно, а для блока их еще больше. &gt;.</text:span><text:span text:style-name="T77">&lt;</text:span></text:p>
      <text:p text:style-name="P55"/>
      <text:p text:style-name="P56">// Основные свойства предмета</text:p>
      <text:p text:style-name="P37">color <text:span text:style-name="T35">=</text:span> Color.<text:span text:style-name="T78">valueOf</text:span>(<text:span text:style-name="T79">"ffaa5f"</text:span>); <text:span text:style-name="T80">// Цвет предмета, отображается в игре (например, на конвейерах). Принимает объект Color. (Требуется: import arc.graphics.Color; задается через конструктор Item или базовый класс UnlockableContent)</text:span></text:p>
      <text:p text:style-name="P37">hardness <text:span text:style-name="T35">=</text:span> <text:span text:style-name="T37">0</text:span>; <text:span text:style-name="T80">// Твердость предмета. Определяет, сколько времени требуется для добычи (для руд). Значение от 0 (мгновенно) до 10. (Требуется: доступен напрямую в mindustry.type.Item)</text:span></text:p>
      <text:p text:style-name="P37">cost <text:span text:style-name="T35">=</text:span> <text:span text:style-name="T37">1f</text:span>; <text:span text:style-name="T80">// Стоимость предмета при использовании в строительстве. Влияет на баланс (например, 1f — стандартная стоимость). (Требуется: доступен напрямую в mindustry.type.Item)</text:span></text:p>
      <text:p text:style-name="P37">flammability <text:span text:style-name="T35">=</text:span> <text:span text:style-name="T37">0f</text:span>; <text:span text:style-name="T80">// Горючесть предмета (0f–1f). Если &gt; 0, предмет может гореть (например, уголь имеет высокую горючесть). (Требуется: доступен напрямую в mindustry.type.Item)</text:span></text:p>
      <text:p text:style-name="P37">explosiveness <text:span text:style-name="T35">=</text:span> <text:span text:style-name="T37">0f</text:span>; <text:span text:style-name="T80">// Взрывоопасность предмета (0f–1f). Если &gt; 0, предмет может взрываться при горении (например, пирит). (Требуется: доступен напрямую в mindustry.type.Item)</text:span></text:p>
      <text:p text:style-name="P37"><text:soft-page-break/>radioactivity <text:span text:style-name="T35">=</text:span> <text:span text:style-name="T37">0f</text:span>; <text:span text:style-name="T80">// Радиоактивность предмета (0f–1f). Если &gt; 0, предмет излучает радиацию, влияя на окружающую среду. (Требуется: доступен напрямую в mindustry.type.Item)</text:span></text:p>
      <text:p text:style-name="P37">charge <text:span text:style-name="T35">=</text:span> <text:span text:style-name="T37">0f</text:span>; <text:span text:style-name="T80">// Заряд предмета (0f–1f). Используется для механик, связанных с электричеством (например, в генераторах). (Требуется: доступен напрямую в mindustry.type.Item)</text:span></text:p>
      <text:p text:style-name="P36"/>
      <text:p text:style-name="P57">// Свойства для логистики и отображения</text:p>
      <text:p text:style-name="P37">hidden <text:span text:style-name="T35">=</text:span> <text:span text:style-name="T37">false</text:span>; <text:span text:style-name="T80">// Если true, предмет скрыт из пользовательского интерфейса (например, в меню строительства). По умолчанию false. (Требуется: доступен напрямую в mindustry.type.Item)</text:span></text:p>
      <text:p text:style-name="P37">buildable <text:span text:style-name="T35">=</text:span> <text:span text:style-name="T37">true</text:span>; <text:span text:style-name="T80">// Если false, предмет нельзя использовать для строительства блоков. По умолчанию true. (Требуется: доступен напрямую в mindustry.type.Item)</text:span></text:p>
      <text:p text:style-name="P37">alwaysUnlocked <text:span text:style-name="T35">=</text:span> <text:span text:style-name="T37">false</text:span>; <text:span text:style-name="T80">// Если true, предмет разблокирован с самого начала игры. По умолчанию false (требуется исследование). (Требуется: доступен через базовый класс mindustry.type.UnlockableContent)</text:span></text:p>
      <text:p text:style-name="P36"/>
      <text:p text:style-name="P57">// Визуальные и звуковые эффекты</text:p>
      <text:p text:style-name="P37">lowPriority <text:span text:style-name="T35">=</text:span> <text:span text:style-name="T37">false</text:span>; <text:span text:style-name="T80">// Если true, предмет имеет низкий приоритет в логистике (например, фильтры на конвейерах будут отдавать предпочтение другим предметам). (Требуется: доступен напрямую в mindustry.type.Item)</text:span></text:p>
      <text:p text:style-name="P37">frames <text:span text:style-name="T35">=</text:span> <text:span text:style-name="T37">0</text:span>; <text:span text:style-name="T80">// Количество кадров анимации для предмета (для анимированных предметов). 0 — без анимации. (Требуется: доступен напрямую в mindustry.type.Item)</text:span></text:p>
      <text:p text:style-name="P37">transitionFrames <text:span text:style-name="T35">=</text:span> <text:span text:style-name="T37">0</text:span>; <text:span text:style-name="T80">// Количество переходных кадров между анимациями (для плавного переключения). 0 — без перехода. (Требуется: доступен напрямую в mindustry.type.Item)</text:span></text:p>
      <text:p text:style-name="P37">frameTime <text:span text:style-name="T35">=</text:span> <text:span text:style-name="T37">5f</text:span>; <text:span text:style-name="T80">// Время (в тиках) для смены кадров анимации. Используется, если frames &gt; 0. (Требуется: доступен напрямую в mindustry.type.Item)</text:span></text:p>
      <text:p text:style-name="P36"/>
      <text:p text:style-name="P57">// Специфические механики</text:p>
      <text:p text:style-name="P37">heatColor <text:span text:style-name="T35">=</text:span> Color.<text:span text:style-name="T78">valueOf</text:span>(<text:span text:style-name="T79">"ff0000"</text:span>); <text:span text:style-name="T80">// Цвет свечения при нагреве (например, для расплавленных материалов). По умолчанию красный. (Требуется: НЕТ в Item v146; возможно, доступно в более новых версиях или через кастомные моды; проверьте UnlockableContent или обновите API)</text:span></text:p>
      <text:p text:style-name="P37">coolant <text:span text:style-name="T35">=</text:span> <text:span text:style-name="T37">false</text:span>; <text:span text:style-name="T80">// Если true, предмет может использоваться как охладитель (например, вода). По умолчанию false. (Требуется: НЕТ в Item v146; относится к mindustry.type.Liquid)</text:span></text:p>
      <text:p text:style-name="P37">coolantMultiplier <text:span text:style-name="T35">=</text:span> <text:span text:style-name="T37">1f</text:span>; <text:span text:style-name="T80">// Множитель эффективности охлаждения (если coolant = true). 1f — стандартное значение. (Требуется: НЕТ в Item v146; относится к mindustry.type.Liquid)</text:span></text:p>
      <text:p text:style-name="P37">liquidDrop <text:span text:style-name="T35">=</text:span> <text:span text:style-name="T37">null</text:span>; <text:span text:style-name="T80">// Ассоциированная жидкость, которая "выпадает" из предмета (например, нефть из предмета). По умолчанию null. (Требуется: НЕТ в Item v146; относится к mindustry.world.blocks.environment.OreBlock)</text:span></text:p>
      <text:p text:style-name="P37">gasColor <text:span text:style-name="T35">=</text:span> Color.clear; <text:span text:style-name="T80">// Цвет газа, если предмет превращается в газ (например, при испарении). По умолчанию прозрачный. (Требуется: НЕТ в Item v146; нестандартное свойство, возможно, из кастомных модов)</text:span></text:p>
      <text:p text:style-name="P36"/>
      <text:p text:style-name="P57">// Взаимодействие с игровыми механиками</text:p>
      <text:p text:style-name="P37">unlockCost <text:span text:style-name="T35">=</text:span> <text:span text:style-name="T37">0</text:span>; <text:span text:style-name="T80">// Стоимость исследования предмета в дереве технологий (в очках исследования). 0 — бесплатно. (Требуется: НЕТ в Item v146; доступно через mindustry.type.UnlockableContent)</text:span></text:p>
      <text:p text:style-name="P37"><text:soft-page-break/>researchMultipliers <text:span text:style-name="T35">=</text:span> <text:span text:style-name="T35">new</text:span> ObjectMap&lt;&gt;(); <text:span text:style-name="T80">// Множители для стоимости исследования (для кастомизации дерева технологий). По умолчанию пустой. (Требуется: НЕТ в Item v146; доступно через mindustry.type.UnlockableContent; import mindustry.type.ObjectMap)</text:span></text:p>
      <text:p text:style-name="P37">tags <text:span text:style-name="T35">=</text:span> <text:span text:style-name="T35">new</text:span> <text:span text:style-name="T35">String</text:span>[]{<text:span text:style-name="T79">"example"</text:span>}; <text:span text:style-name="T80">// Теги предмета для фильтрации или моддинга (например, "ore" для руд). По умолчанию пустой массив. (Требуется: НЕТ в Item v146; доступно через mindustry.type.UnlockableContent)</text:span></text:p>
      <text:p text:style-name="P58"/>
      <text:p text:style-name="P59"/>
      <text:p text:style-name="P60"><text:span text:style-name="T43">Скажу сразу, запоминать их все не стоит, вы можете просто подглядывать сюда либо в моем</text:span><text:span text:style-name="T1"> GitHub </text:span><text:span text:style-name="T43">будет файл где вы можете найти все значения для предметов блоков и так далее, </text:span><text:span text:style-name="T81">так же вы можете вернуться в листинг 1.2 и посмотреть какие параметры я поставил. Так же некоторые параметры могут не работать и компилятор их не сможет найти для этого нужно импортировать другие классы, </text:span><text:span text:style-name="T82">например чтобы воспользоваться параметром </text:span>coolant <text:span text:style-name="T83">нужно импортировать класс </text:span>mindustry.type.Liquid. <text:span text:style-name="T82">Во общем могу ошибаться с дополнительными классами если таких классов у вас нету прощу прощения, но если вы не собираетесь делать очень масштабный мод на 2 и более тысячи строк вам оно и не понадобится, надеюсь…</text:span></text:p>
      <text:p text:style-name="P61"/>
      <text:p text:style-name="P62">Осталось добавить текстуру вашему предмету, это делается легко. Перейдите по пути <text:span text:style-name="T1">assets/sprites </text:span>тут вы можете вставить свое изображение, учтите два важных пункта:</text:p>
      <text:p text:style-name="P62"/>
      <text:p text:style-name="P63"><text:span text:style-name="T84">1. Изображние должно называться так же как вы назвали свой предмет „</text:span><text:span text:style-name="T62">new</text:span><text:span text:style-name="T49"> </text:span><text:span text:style-name="T63">Item</text:span><text:span text:style-name="T49">(</text:span><text:span text:style-name="T85">"iron"</text:span><text:span text:style-name="T49">, </text:span><text:span text:style-name="T48">Color</text:span><text:span text:style-name="T49">.</text:span><text:span text:style-name="T86">darkGray</text:span><text:span text:style-name="T49">)</text:span><text:span text:style-name="T55">“ <text:s/></text:span><text:span text:style-name="T84">Как вы вид</text:span><text:span text:style-name="T87">и</text:span><text:span text:style-name="T84">те </text:span><text:span text:style-name="T87">в первом агрументе конструктора я указал „</text:span><text:span text:style-name="T88">iron</text:span><text:span text:style-name="T87">“ значит файл с текстурой должен называться точно так же, учтите если вы добавили </text:span><text:span text:style-name="T88">frames &lt; 0, </text:span><text:span text:style-name="T87">игра ожидает от вашего предмета анимации, в этом случае нужно вставить столько изображений сколько вы указали фреймов и правильно их</text:span><text:span text:style-name="T89"> </text:span><text:span text:style-name="T87">назвать например: </text:span><text:span text:style-name="T88">iron1.png, iron2.png, iron3.png, </text:span><text:span text:style-name="T87">просто нужно указать цифру после имени.</text:span></text:p>
      <text:p text:style-name="P64"/>
      <text:p text:style-name="P65">2. Сразу вам скажу одна клетка в игре занимает 32<text:span text:style-name="T1">x</text:span>32 пикселя, следовательно нужно рисовать текстуры в таком расширении, например если ваш объект занимает одну клетку следует рисовать <text:span text:style-name="T1">32x32, </text:span>если же объект занимает в пространстве <text:span text:style-name="T1">2x2 </text:span>то следует рисовать 64<text:span text:style-name="T1">x64, </text:span>формула тут такая: размер объекта * <text:span text:style-name="T1">32.</text:span></text:p>
      <text:p text:style-name="P66"/>
      <text:p text:style-name="P50"><text:span text:style-name="T87">Все готово осталось вызвать метод „</text:span><text:span text:style-name="T63">Load</text:span><text:span text:style-name="T49">()</text:span><text:span text:style-name="T55">“ </text:span><text:span text:style-name="T90">в главном файле нашего мода(ExampleJavaMod.java), </text:span><text:span text:style-name="T91">вам следует подключить </text:span><text:span text:style-name="T92">ваш класс предмета в моем случае это </text:span><text:span text:style-name="T93">ItemsRegistration</text:span></text:p>
      <text:p text:style-name="P67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text:soft-page-break/></text:p>
      <text:p text:style-name="P68"/>
      <text:p text:style-name="P68"/>
      <text:p text:style-name="P68"/>
      <text:p text:style-name="P68"/>
      <text:p text:style-name="P68">Обновленный листинг 1.0 (<text:span text:style-name="T94">ExampleJavaMod.java</text:span>)</text:p>
      <text:p text:style-name="P68"/>
      <text:p text:style-name="P69"><text:span text:style-name="T35">package</text:span> <text:span text:style-name="T36">example</text:span>;</text:p>
      <text:p text:style-name="P36"/>
      <text:p text:style-name="P37"><text:span text:style-name="T35">import</text:span> <text:span text:style-name="T36">arc</text:span>.<text:span text:style-name="T37">*</text:span>;</text:p>
      <text:p text:style-name="P37"><text:span text:style-name="T35">import</text:span> <text:span text:style-name="T36">arc</text:span>.<text:span text:style-name="T36">util</text:span>.<text:span text:style-name="T37">*</text:span>;</text:p>
      <text:p text:style-name="P37"><text:span text:style-name="T35">import</text:span> <text:span text:style-name="T36">mindustry</text:span>.<text:span text:style-name="T37">*</text:span>;</text:p>
      <text:p text:style-name="P37"><text:span text:style-name="T35">import</text:span> <text:span text:style-name="T36">mindustry</text:span>.<text:span text:style-name="T36">mod</text:span>.<text:span text:style-name="T37">*</text:span>;</text:p>
      <text:p text:style-name="P37"><text:span text:style-name="T35">import</text:span> <text:span text:style-name="T36">example</text:span>.<text:span text:style-name="T36">items</text:span>.<text:span text:style-name="T36">ItemsRegistration</text:span>;</text:p>
      <text:p text:style-name="P36"/>
      <text:p text:style-name="P37"><text:span text:style-name="T35">public</text:span> <text:span text:style-name="T35">class</text:span> <text:span text:style-name="T36">ExampleJavaMod</text:span> <text:span text:style-name="T35">extends</text:span> <text:span text:style-name="T36">Mod</text:span>{</text:p>
      <text:p text:style-name="P38">    <text:span text:style-name="T38">@</text:span><text:span text:style-name="T39">Override</text:span></text:p>
      <text:p text:style-name="P38">    <text:span text:style-name="T39">public</text:span><text:span text:style-name="T38"> </text:span><text:span text:style-name="T39">void</text:span><text:span text:style-name="T38"> </text:span><text:span text:style-name="T40">loadContent</text:span><text:span text:style-name="T38">(){</text:span></text:p>
      <text:p text:style-name="P38">        <text:span text:style-name="T73">ItemsRegistration</text:span><text:span text:style-name="T38">.</text:span><text:span text:style-name="T40">Load</text:span><text:span text:style-name="T38">();</text:span></text:p>
      <text:p text:style-name="P38">    <text:span text:style-name="T38">}</text:span></text:p>
      <text:p text:style-name="P36"/>
      <text:p text:style-name="P37">}</text:p>
      <text:p text:style-name="P68"/>
      <text:p text:style-name="P70"><text:span text:style-name="T92">важный момент, если у вас есть кастомные блоки, следует с начало вызывать „</text:span><text:span text:style-name="T95">ItemsRegistration</text:span><text:span text:style-name="T96">.</text:span><text:span text:style-name="T97">Load</text:span><text:span text:style-name="T96">()</text:span><text:span text:style-name="T43">“, </text:span><text:span text:style-name="T98">а потом вызывать последующие элементы, все звязанно с тем что код выполняется поочередно и может не увидеть объекты которые еще не определенны.</text:span><text:span text:style-name="T99"> Теперь при каждом новом файле нужно будет вызывать его метод „</text:span><text:span text:style-name="T97">Load</text:span><text:span text:style-name="T96">()</text:span><text:span text:style-name="T43">“ </text:span><text:span text:style-name="T99">чтобы изменения приступили в силу.</text:span></text:p>
      <text:p text:style-name="P71"/>
      <text:p text:style-name="P72">3 Глава — создание блока.</text:p>
      <text:p text:style-name="P62"/>
      <text:p text:style-name="P73">Спросите почему я выделил создание блока в отдельную главу? Потому что нам есть о чем поговорит здесь и много о чем. Дело в том что классов для блока очень много, но я расскажу о самых базовых и основных.</text:p>
      <text:p text:style-name="P73"/>
      <text:p text:style-name="P74">Основные параметры для всех блоков:</text:p>
      <text:p text:style-name="P74"/>
      <text:p text:style-name="P75">name <text:span text:style-name="T80">// Уникальное имя блока (например, "iron-turret"), задается в конструкторе</text:span></text:p>
      <text:p text:style-name="P37">size <text:span text:style-name="T35">=</text:span> <text:span text:style-name="T37">1</text:span> <text:span text:style-name="T80">// Размер блока в клетках (например, 1x1, 2x2); по умолчанию 1</text:span></text:p>
      <text:p text:style-name="P37">health <text:span text:style-name="T35">=</text:span> <text:span text:style-name="T35">-</text:span><text:span text:style-name="T37">1</text:span> <text:span text:style-name="T80">// Количество здоровья блока; -1 означает, что используется значение по умолчанию (зависит от размера)</text:span></text:p>
      <text:p text:style-name="P37">baseExplosivity <text:span text:style-name="T35">=</text:span> <text:span text:style-name="T37">0f</text:span> <text:span text:style-name="T80">// Базовая взрывоопасность блока (влияет на взрыв при разрушении)</text:span></text:p>
      <text:p text:style-name="P37">itemCapacity <text:span text:style-name="T35">=</text:span> <text:span text:style-name="T37">10</text:span> <text:span text:style-name="T80">// Сколько предметов может хранить блок (если hasItems = true)</text:span></text:p>
      <text:p text:style-name="P37">liquidCapacity <text:span text:style-name="T35">=</text:span> <text:span text:style-name="T37">10f</text:span> <text:span text:style-name="T80">// Сколько жидкости может хранить блок (если hasLiquids = true)</text:span></text:p>
      <text:p text:style-name="P37">powerCapacity <text:span text:style-name="T35">=</text:span> <text:span text:style-name="T37">10f</text:span> <text:span text:style-name="T80">// Сколько энергии может хранить блок (если hasPower = true)</text:span></text:p>
      <text:p text:style-name="P37">powerProduction <text:span text:style-name="T35">=</text:span> <text:span text:style-name="T37">0f</text:span> <text:span text:style-name="T80">// Сколько энергии производит блок за тик (если producesPower = true)</text:span></text:p>
      <text:p text:style-name="P37">update <text:span text:style-name="T35">=</text:span> <text:span text:style-name="T37">false</text:span> <text:span text:style-name="T80">// Обновляется ли блок каждый тик (например, для анимации или логики)</text:span></text:p>
      <text:p text:style-name="P37"><text:soft-page-break/>solid <text:span text:style-name="T35">=</text:span> <text:span text:style-name="T37">true</text:span> <text:span text:style-name="T80">// Является ли блок твердым (препятствует движению юнитов)</text:span></text:p>
      <text:p text:style-name="P37">destructible <text:span text:style-name="T35">=</text:span> <text:span text:style-name="T37">false</text:span> <text:span text:style-name="T80">// Может ли блок быть разрушен</text:span></text:p>
      <text:p text:style-name="P37">breakable <text:span text:style-name="T35">=</text:span> <text:span text:style-name="T37">false</text:span> <text:span text:style-name="T80">// Может ли блок быть сломан игроком</text:span></text:p>
      <text:p text:style-name="P37">rebuildable <text:span text:style-name="T35">=</text:span> <text:span text:style-name="T37">true</text:span> <text:span text:style-name="T80">// Может ли блок быть восстановлен после разрушения</text:span></text:p>
      <text:p text:style-name="P37">placeablePlayer <text:span text:style-name="T35">=</text:span> <text:span text:style-name="T37">true</text:span> <text:span text:style-name="T80">// Может ли игрок размещать этот блок</text:span></text:p>
      <text:p text:style-name="P37">placeableLiquid <text:span text:style-name="T35">=</text:span> <text:span text:style-name="T37">false</text:span> <text:span text:style-name="T80">// Можно ли размещать блок на жидкостях</text:span></text:p>
      <text:p text:style-name="P37">rotate <text:span text:style-name="T35">=</text:span> <text:span text:style-name="T37">false</text:span> <text:span text:style-name="T80">// Может ли блок быть повернут при размещении</text:span></text:p>
      <text:p text:style-name="P37">quickRotate <text:span text:style-name="T35">=</text:span> <text:span text:style-name="T37">true</text:span> <text:span text:style-name="T80">// Быстрое вращение при размещении (если rotate = true)</text:span></text:p>
      <text:p text:style-name="P37">hasItems <text:span text:style-name="T35">=</text:span> <text:span text:style-name="T37">false</text:span> <text:span text:style-name="T80">// Может ли блок хранить предметы</text:span></text:p>
      <text:p text:style-name="P37">hasLiquids <text:span text:style-name="T35">=</text:span> <text:span text:style-name="T37">false</text:span> <text:span text:style-name="T80">// Может ли блок хранить жидкости</text:span></text:p>
      <text:p text:style-name="P37">hasPower <text:span text:style-name="T35">=</text:span> <text:span text:style-name="T37">false</text:span> <text:span text:style-name="T80">// Требуется ли блоку энергия</text:span></text:p>
      <text:p text:style-name="P37">outputsPower <text:span text:style-name="T35">=</text:span> <text:span text:style-name="T37">false</text:span> <text:span text:style-name="T80">// Производит ли блок энергию</text:span></text:p>
      <text:p text:style-name="P37">consumesPower <text:span text:style-name="T35">=</text:span> <text:span text:style-name="T37">true</text:span> <text:span text:style-name="T80">// Потребляет ли блок энергию</text:span></text:p>
      <text:p text:style-name="P37">conductivePower <text:span text:style-name="T35">=</text:span> <text:span text:style-name="T37">false</text:span> <text:span text:style-name="T80">// Проводит ли блок энергию (например, как силовые узлы)</text:span></text:p>
      <text:p text:style-name="P37">hasShadow <text:span text:style-name="T35">=</text:span> <text:span text:style-name="T37">true</text:span> <text:span text:style-name="T80">// Отбрасывает ли блок тень</text:span></text:p>
      <text:p text:style-name="P37">buildVisibility <text:span text:style-name="T35">=</text:span> BuildVisibility.shown <text:span text:style-name="T80">// Видимость в меню строительства: shown (виден), hidden (скрыт), debugOnly (только в дебаге), editorOnly (только в редакторе), sandboxOnly (только в песочнице)</text:span></text:p>
      <text:p text:style-name="P37">category <text:span text:style-name="T35">=</text:span> Category.effect <text:span text:style-name="T80">// Категория блока в меню (например, turret, production, defense)</text:span></text:p>
      <text:p text:style-name="P37">buildCostMultiplier <text:span text:style-name="T35">=</text:span> <text:span text:style-name="T37">1f</text:span> <text:span text:style-name="T80">// Множитель стоимости строительства (1f = стандартная стоимость)</text:span></text:p>
      <text:p text:style-name="P37">buildTimeMultiplier <text:span text:style-name="T35">=</text:span> <text:span text:style-name="T37">1f</text:span> <text:span text:style-name="T80">// Множитель времени строительства (1f = стандартное время)</text:span></text:p>
      <text:p text:style-name="P37">buildCost <text:span text:style-name="T35">=</text:span> <text:span text:style-name="T37">0f</text:span> <text:span text:style-name="T80">// Базовая стоимость строительства (обычно переопределяется через requirements)</text:span></text:p>
      <text:p text:style-name="P37">requirements <text:span text:style-name="T35">=</text:span> <text:span text:style-name="T35">new</text:span> <text:span text:style-name="T35">ItemStack</text:span>[<text:span text:style-name="T37">0</text:span>] <text:span text:style-name="T80">// Требования для строительства (массив ItemStack, например, ItemStack.with(Items.copper, 100))</text:span></text:p>
      <text:p text:style-name="P37">alwaysUnlocked <text:span text:style-name="T35">=</text:span> <text:span text:style-name="T37">false</text:span> <text:span text:style-name="T80">// Разблокирован ли блок по умолчанию</text:span></text:p>
      <text:p text:style-name="P37">group <text:span text:style-name="T35">=</text:span> BlockGroup.none <text:span text:style-name="T80">// Группа блока (например, walls, turrets, для логики размещения)</text:span></text:p>
      <text:p text:style-name="P37">ambientSound <text:span text:style-name="T35">=</text:span> Sounds.none <text:span text:style-name="T80">// Фоновый звук блока</text:span></text:p>
      <text:p text:style-name="P37">ambientSoundVolume <text:span text:style-name="T35">=</text:span> <text:span text:style-name="T37">0f</text:span> <text:span text:style-name="T80">// Громкость фонового звука</text:span></text:p>
      <text:p text:style-name="P37">sync <text:span text:style-name="T35">=</text:span> <text:span text:style-name="T37">false</text:span> <text:span text:style-name="T80">// Синхронизируется ли блок между клиентом и сервером</text:span></text:p>
      <text:p text:style-name="P37">timers <text:span text:style-name="T35">=</text:span> <text:span text:style-name="T37">0</text:span> <text:span text:style-name="T80">// Количество таймеров, используемых блоком</text:span></text:p>
      <text:p text:style-name="P37">timerDump <text:span text:style-name="T35">=</text:span> <text:span text:style-name="T37">null</text:span> <text:span text:style-name="T80">// Таймер для сброса предметов/жидкостей (если null, не используется)</text:span></text:p>
      <text:p text:style-name="P37">configurable <text:span text:style-name="T35">=</text:span> <text:span text:style-name="T37">false</text:span> <text:span text:style-name="T80">// Можно ли настроить блок (например, через интерфейс)</text:span></text:p>
      <text:p text:style-name="P37">saveConfig <text:span text:style-name="T35">=</text:span> <text:span text:style-name="T37">false</text:span> <text:span text:style-name="T80">// Сохраняется ли конфигурация блока</text:span></text:p>
      <text:p text:style-name="P37">copyConfig <text:span text:style-name="T35">=</text:span> <text:span text:style-name="T37">true</text:span> <text:span text:style-name="T80">// Копируется ли конфигурация при размещении</text:span></text:p>
      <text:p text:style-name="P37">clearOnDoubleTap <text:span text:style-name="T35">=</text:span> <text:span text:style-name="T37">false</text:span> <text:span text:style-name="T80">// Очищается ли конфигурация при двойном нажатии</text:span></text:p>
      <text:p text:style-name="P37">drawLiquidLight <text:span text:style-name="T35">=</text:span> <text:span text:style-name="T37">true</text:span> <text:span text:style-name="T80">// Отображает ли блок свет от жидкости (если hasLiquids = true)</text:span></text:p>
      <text:p text:style-name="P37">underBullets <text:span text:style-name="T35">=</text:span> <text:span text:style-name="T37">false</text:span> <text:span text:style-name="T80">// Находится ли блок "под пулями" (например, конвейеры)</text:span></text:p>
      <text:p text:style-name="P37">forceDark <text:span text:style-name="T35">=</text:span> <text:span text:style-name="T37">false</text:span> <text:span text:style-name="T80">// Принудительно темный фон для блока</text:span></text:p>
      <text:p text:style-name="P37">clipSize <text:span text:style-name="T35">=</text:span> <text:span text:style-name="T35">-</text:span><text:span text:style-name="T37">1f</text:span> <text:span text:style-name="T80">// Размер области отсечения для отрисовки (-1 = авто)</text:span></text:p>
      <text:p text:style-name="P37">fogRadiusMultiplier <text:span text:style-name="T35">=</text:span> <text:span text:style-name="T37">1f</text:span> <text:span text:style-name="T80">// Множитель радиуса видимости в тумане войны</text:span></text:p>
      <text:p text:style-name="P37">placeOverlapRange <text:span text:style-name="T35">=</text:span> <text:span text:style-name="T37">0f</text:span> <text:span text:style-name="T80">// Радиус, в котором блок перекрывает другие при размещении</text:span></text:p>
      <text:p text:style-name="P37">placeOverlapMargin <text:span text:style-name="T35">=</text:span> <text:span text:style-name="T37">0f</text:span> <text:span text:style-name="T80">// Дополнительный отступ для перекрытия</text:span></text:p>
      <text:p text:style-name="P37">disableOverlapCheck <text:span text:style-name="T35">=</text:span> <text:span text:style-name="T37">false</text:span> <text:span text:style-name="T80">// Отключает ли проверку перекрытия при размещении</text:span></text:p>
      <text:p text:style-name="P74"/>
      <text:p text:style-name="P73"><text:soft-page-break/></text:p>
      <text:p text:style-name="P76">3.1 Классы для блоков:</text:p>
      <text:p text:style-name="P76"/>
      <text:p text:style-name="P77">turret: Боевые блоки, атакующие врагов. </text:p>
      <text:p text:style-name="P78">production: Блоки для добычи или производства ресурсов (дрели, насосы). </text:p>
      <text:p text:style-name="P78">distribution: Блоки для транспортировки предметов (конвейеры, мосты). </text:p>
      <text:p text:style-name="P78">liquid: Блоки для работы с жидкостями (трубы, резервуары). </text:p>
      <text:p text:style-name="P78">power: Блоки для генерации и передачи энергии (генераторы, узлы). </text:p>
      <text:p text:style-name="P78">defense: Защитные блоки, поглощающие урон (стены, щиты). </text:p>
      <text:p text:style-name="P78">craft: Блоки для крафта сложных предметов (фабрики, заводы). </text:p>
      <text:p text:style-name="P78">effect: Вспомогательные блоки с эффектами (ускорители, ремонт). </text:p>
      <text:p text:style-name="P78">logic: Блоки для логики и автоматизации (процессоры, переключатели). </text:p>
      <text:p text:style-name="P78">unit: Блоки для производства юнитов (заводы юнитов, сборщики).</text:p>
      <text:p text:style-name="P78"/>
      <text:p text:style-name="P79">3.2 Создание турели</text:p>
      <text:p text:style-name="P79">создадим папку <text:span text:style-name="T1">turret </text:span><text:span text:style-name="T43">в подпапке </text:span><text:span text:style-name="T1">blocks</text:span><text:span text:style-name="T43">(</text:span><text:span text:style-name="T1">src/example/blocks/turret) </text:span><text:span text:style-name="T43">там создадим файл </text:span><text:span text:style-name="T1">TurretsRegistration.java</text:span></text:p>
      <text:p text:style-name="P80"><text:span text:style-name="T100">далее нам нужно импортировать „</text:span><text:span text:style-name="T48">mindustry</text:span><text:span text:style-name="T49">.</text:span><text:span text:style-name="T48">world</text:span><text:span text:style-name="T49">.</text:span><text:span text:style-name="T48">blocks</text:span><text:span text:style-name="T49">.</text:span><text:span text:style-name="T48">defense</text:span><text:span text:style-name="T49">.</text:span><text:span text:style-name="T48">turrets</text:span><text:span text:style-name="T49">.</text:span><text:span text:style-name="T48">Turret</text:span>“ <text:span text:style-name="T100">для работы с турелями, <text:s/>„</text:span><text:span text:style-name="T101">mindustry</text:span><text:span text:style-name="T102">.</text:span><text:span text:style-name="T101">world</text:span><text:span text:style-name="T102">.</text:span><text:span text:style-name="T101">blocks</text:span><text:span text:style-name="T43">“ </text:span><text:span text:style-name="T100">отвечает за все блоки, если не хотите постаянно указывать все по отдельности просто укажите „</text:span><text:span text:style-name="T101">mindustry</text:span><text:span text:style-name="T102">.</text:span><text:span text:style-name="T101">world</text:span><text:span text:style-name="T102">.</text:span><text:span text:style-name="T101">blocks.</text:span><text:span text:style-name="T103">*</text:span><text:span text:style-name="T100">“.</text:span></text:p>
      <text:p text:style-name="P80"><text:span text:style-name="T100">Далее создайте объект типа „</text:span><text:span text:style-name="T48">Block</text:span><text:span text:style-name="T100">“ и после создайте метод „</text:span><text:span text:style-name="T63">Load</text:span><text:span text:style-name="T49">()</text:span><text:span text:style-name="T100">“</text:span><text:span text:style-name="T104">, впрочем ничего нового.</text:span></text:p>
      <text:p text:style-name="P81">3.3 Основные параметры для турели</text:p>
      <text:p text:style-name="P82">logicControlCooldown <text:span text:style-name="T35">=</text:span> <text:span text:style-name="T37">60</text:span> <text:span text:style-name="T35">*</text:span> <text:span text:style-name="T37">2</text:span> <text:span text:style-name="T80">// Время (в тиках, 60 * 2 = 120 тиков или 2 секунды) после управления через логику, после которого турель возобновляет нормальную работу ИИ</text:span></text:p>
      <text:p text:style-name="P37">timerTarget <text:span text:style-name="T35">=</text:span> timers<text:span text:style-name="T35">++</text:span> <text:span text:style-name="T80">// Идентификатор таймера для проверки цели, увеличивается автоматически (timers++)</text:span></text:p>
      <text:p text:style-name="P37">targetInterval <text:span text:style-name="T35">=</text:span> <text:span text:style-name="T37">20</text:span> <text:span text:style-name="T80">// Интервал (в тиках, по умолчанию 20) между попытками найти цель</text:span></text:p>
      <text:p text:style-name="P37">newTargetInterval <text:span text:style-name="T35">=</text:span> <text:span text:style-name="T35">-</text:span><text:span text:style-name="T37">1f</text:span> <text:span text:style-name="T80">// Интервал (в тиках) для поиска новой цели, если уже есть текущая; -1 означает использование targetInterval</text:span></text:p>
      <text:p text:style-name="P37">maxAmmo <text:span text:style-name="T35">=</text:span> <text:span text:style-name="T37">30</text:span> <text:span text:style-name="T80">// Максимальное количество единиц боеприпасов, которые турель может хранить (по умолчанию 30)</text:span></text:p>
      <text:p text:style-name="P37">ammoPerShot <text:span text:style-name="T35">=</text:span> <text:span text:style-name="T37">1</text:span> <text:span text:style-name="T80">// Количество единиц боеприпасов, расходуемых за один выстрел (по умолчанию 1)</text:span></text:p>
      <text:p text:style-name="P37">consumeAmmoOnce <text:span text:style-name="T35">=</text:span> <text:span text:style-name="T37">true</text:span> <text:span text:style-name="T80">// Если true, боеприпасы расходуются только один раз за выстрел, независимо от количества пуль (по умолчанию true)</text:span></text:p>
      <text:p text:style-name="P37">heatRequirement <text:span text:style-name="T35">=</text:span> <text:span text:style-name="T35">-</text:span><text:span text:style-name="T37">1f</text:span> <text:span text:style-name="T80">// Минимальная температура (если используется нагрев), необходимая для выстрела; -1 означает, что нагрев не требуется (по умолчанию -1)</text:span></text:p>
      <text:p text:style-name="P37"><text:soft-page-break/>maxHeatEfficiency <text:span text:style-name="T35">=</text:span> <text:span text:style-name="T37">3f</text:span> <text:span text:style-name="T80">// Максимальная эффективность турели при использовании тепла (по умолчанию 3f)</text:span></text:p>
      <text:p text:style-name="P37">inaccuracy <text:span text:style-name="T35">=</text:span> <text:span text:style-name="T37">0f</text:span> <text:span text:style-name="T80">// Случайное отклонение угла выстрела в градусах (по умолчанию 0f)</text:span></text:p>
      <text:p text:style-name="P37">velocityRnd <text:span text:style-name="T35">=</text:span> <text:span text:style-name="T37">0f</text:span> <text:span text:style-name="T80">// Доля случайной скорости пули (0f–1f, по умолчанию 0f)</text:span></text:p>
      <text:p text:style-name="P37">scaleLifetimeOffset <text:span text:style-name="T35">=</text:span> <text:span text:style-name="T37">0f</text:span> <text:span text:style-name="T80">// Доля времени жизни пули, добавляемая к пулям с масштабированием жизни (по умолчанию 0f)</text:span></text:p>
      <text:p text:style-name="P37">shootCone <text:span text:style-name="T35">=</text:span> <text:span text:style-name="T37">8f</text:span> <text:span text:style-name="T80">// Максимальный угол отклонения (в градусах), при котором турель пытается стрелять (по умолчанию 8f)</text:span></text:p>
      <text:p text:style-name="P37">shootX <text:span text:style-name="T35">=</text:span> <text:span text:style-name="T37">0f</text:span>, shootY <text:span text:style-name="T35">=</text:span> Float.NEGATIVE_INFINITY <text:span text:style-name="T80">// Координаты точки выстрела относительно центра турели (по умолчанию 0f и Float.NEGATIVE_INFINITY)</text:span></text:p>
      <text:p text:style-name="P37">xRand <text:span text:style-name="T35">=</text:span> <text:span text:style-name="T37">0f</text:span> <text:span text:style-name="T80">// Случайное смещение выстрела по оси X (по умолчанию 0f)</text:span></text:p>
      <text:p text:style-name="P37">drawMinRange <text:span text:style-name="T80">// Если true, рисуется кольцо минимального радиуса действия (по умолчанию false)</text:span></text:p>
      <text:p text:style-name="P37">trackingRange <text:span text:style-name="T35">=</text:span> <text:span text:style-name="T37">0f</text:span> <text:span text:style-name="T80">// Радиус (в клетках), в котором турель обнаруживает и отслеживает цель, но не стреляет (по умолчанию 0f)</text:span></text:p>
      <text:p text:style-name="P37">minRange <text:span text:style-name="T35">=</text:span> <text:span text:style-name="T37">0f</text:span> <text:span text:style-name="T80">// Минимальный радиус действия для стрельбы (используется для артиллерии, по умолчанию 0f)</text:span></text:p>
      <text:p text:style-name="P37">minWarmup <text:span text:style-name="T35">=</text:span> <text:span text:style-name="T37">0f</text:span> <text:span text:style-name="T80">// Минимальный уровень прогрева, необходимый для выстрела (по умолчанию 0f)</text:span></text:p>
      <text:p text:style-name="P37">accurateDelay <text:span text:style-name="T35">=</text:span> <text:span text:style-name="T37">true</text:span> <text:span text:style-name="T80">// Если true, турель точно учитывает движение цели с учетом задержки первого выстрела (по умолчанию true)</text:span></text:p>
      <text:p text:style-name="P37">moveWhileCharging <text:span text:style-name="T35">=</text:span> <text:span text:style-name="T37">true</text:span> <text:span text:style-name="T80">// Если false, турель не может двигаться во время зарядки (по умолчанию true)</text:span></text:p>
      <text:p text:style-name="P37">reloadWhileCharging <text:span text:style-name="T35">=</text:span> <text:span text:style-name="T37">true</text:span> <text:span text:style-name="T80">// Если false, турель не может перезаряжаться во время зарядки (по умолчанию true)</text:span></text:p>
      <text:p text:style-name="P37">warmupMaintainTime <text:span text:style-name="T35">=</text:span> <text:span text:style-name="T37">0f</text:span> <text:span text:style-name="T80">// Время (в тиках), в течение которого прогрев сохраняется после прекращения стрельбы (по умолчанию 0f)</text:span></text:p>
      <text:p text:style-name="P37">shoot <text:span text:style-name="T35">=</text:span> <text:span text:style-name="T35">new</text:span> <text:span text:style-name="T78">ShootPattern</text:span>() <text:span text:style-name="T80">// Объект паттерна стрельбы, определяющий, как и куда выпускаются пули (по умолчанию новый ShootPattern)</text:span></text:p>
      <text:p text:style-name="P37">targetAir <text:span text:style-name="T35">=</text:span> <text:span text:style-name="T37">true</text:span> <text:span text:style-name="T80">// Если true, турель атакует воздушные цели (по умолчанию true)</text:span></text:p>
      <text:p text:style-name="P37">targetGround <text:span text:style-name="T35">=</text:span> <text:span text:style-name="T37">true</text:span> <text:span text:style-name="T80">// Если true, турель атакует наземные цели и строения (по умолчанию true)</text:span></text:p>
      <text:p text:style-name="P37">targetBlocks <text:span text:style-name="T35">=</text:span> <text:span text:style-name="T37">true</text:span> <text:span text:style-name="T80">// Если true, турель атакует вражеские блоки (по умолчанию true)</text:span></text:p>
      <text:p text:style-name="P37">targetHealing <text:span text:style-name="T35">=</text:span> <text:span text:style-name="T37">false</text:span> <text:span text:style-name="T80">// Если true, турель лечит союзные блоки (по умолчанию false)</text:span></text:p>
      <text:p text:style-name="P37">playerControllable <text:span text:style-name="T35">=</text:span> <text:span text:style-name="T37">true</text:span> <text:span text:style-name="T80">// Если true, турель может управляться игроками (по умолчанию true)</text:span></text:p>
      <text:p text:style-name="P37">displayAmmoMultiplier <text:span text:style-name="T35">=</text:span> <text:span text:style-name="T37">true</text:span> <text:span text:style-name="T80">// Если true, в статистике отображаются множители боеприпасов (по умолчанию true)</text:span></text:p>
      <text:p text:style-name="P37">targetUnderBlocks <text:span text:style-name="T35">=</text:span> <text:span text:style-name="T37">true</text:span> <text:span text:style-name="T80">// Если false, 'under' блоки (например, конвейеры) не атакуются (по умолчанию true)</text:span></text:p>
      <text:p text:style-name="P37">alwaysShooting <text:span text:style-name="T35">=</text:span> <text:span text:style-name="T37">false</text:span> <text:span text:style-name="T80">// Если true, турель стреляет при наличии боеприпасов, независимо от целей (по умолчанию false)</text:span></text:p>
      <text:p text:style-name="P37">predictTarget <text:span text:style-name="T35">=</text:span> <text:span text:style-name="T37">true</text:span> <text:span text:style-name="T80">// Если true, турель предсказывает движение целей (по умолчанию true)</text:span></text:p>
      <text:p text:style-name="P37">unitermore <text:span text:style-name="T35">=</text:span> UnitSorts.closest <text:span text:style-name="T80">// Функция сортировки для выбора цели (по умолчанию UnitSorts.closest — ближайшая цель)</text:span></text:p>
      <text:p text:style-name="P37">unitFilter <text:span text:style-name="T35">=</text:span> u <text:span text:style-name="T35">-&gt;</text:span> <text:span text:style-name="T37">true</text:span> <text:span text:style-name="T80">// Фильтр для выбора типов юнитов для атаки (по умолчанию принимает всех юнитов)</text:span></text:p>
      <text:p text:style-name="P37"><text:soft-page-break/>buildingFilter <text:span text:style-name="T35">=</text:span> b <text:span text:style-name="T35">-&gt;</text:span> targetUnderBlocks <text:span text:style-name="T35">||</text:span> <text:span text:style-name="T35">!</text:span>b.block.underBullets <text:span text:style-name="T80">// Фильтр для выбора типов зданий для атаки (по умолчанию включает все здания, кроме под конвейерами, если targetUnderBlocks false)</text:span></text:p>
      <text:p text:style-name="P37">heatColor <text:span text:style-name="T35">=</text:span> Pal.turretHeat <text:span text:style-name="T80">// Цвет теплового эффекта, отображаемого на турели (по умолчанию Pal.turretHeat)</text:span></text:p>
      <text:p text:style-name="P37">shootEffect <text:span text:style-name="T80">// Эффект выстрела (по умолчанию null, использует стандартный эффект)</text:span></text:p>
      <text:p text:style-name="P37">smokeEffect <text:span text:style-name="T80">// Эффект дыма от выстрела (по умолчанию null, использует стандартный эффект)</text:span></text:p>
      <text:p text:style-name="P37">ammoUseEffect <text:span text:style-name="T35">=</text:span> Fx.none <text:span text:style-name="T80">// Эффект расхода боеприпасов (по умолчанию Fx.none)</text:span></text:p>
      <text:p text:style-name="P37">shootSound <text:span text:style-name="T35">=</text:span> Sounds.shoot <text:span text:style-name="T80">// Звук выстрела одной пули (по умолчанию Sounds.shoot)</text:span></text:p>
      <text:p text:style-name="P37">chargeSound <text:span text:style-name="T35">=</text:span> Sounds.none <text:span text:style-name="T80">// Звук начала зарядки (по умолчанию Sounds.none)</text:span></text:p>
      <text:p text:style-name="P37">loopSound <text:span text:style-name="T35">=</text:span> Sounds.none <text:span text:style-name="T80">// Циклический звук работы турели (по умолчанию Sounds.none)</text:span></text:p>
      <text:p text:style-name="P37">loopSoundVolume <text:span text:style-name="T35">=</text:span> <text:span text:style-name="T37">0.5f</text:span> <text:span text:style-name="T80">// Громкость циклического звука (по умолчанию 0.5f)</text:span></text:p>
      <text:p text:style-name="P37">soundPitchMin <text:span text:style-name="T35">=</text:span> <text:span text:style-name="T37">0.9f</text:span>, soundPitchMax <text:span text:style-name="T35">=</text:span> <text:span text:style-name="T37">1.1f</text:span> <text:span text:style-name="T80">// Диапазон высоты звука выстрела (по умолчанию 0.9f–1.1f)</text:span></text:p>
      <text:p text:style-name="P37">ammoEjectBack <text:span text:style-name="T35">=</text:span> <text:span text:style-name="T37">1f</text:span> <text:span text:style-name="T80">// Смещение назад эффекта выброса боеприпасов (по умолчанию 1f)</text:span></text:p>
      <text:p text:style-name="P37">shootWarmupSpeed <text:span text:style-name="T35">=</text:span> <text:span text:style-name="T37">0.1f</text:span> <text:span text:style-name="T80">// Скорость прогрева турели (по умолчанию 0.1f)</text:span></text:p>
      <text:p text:style-name="P37">linearWarmup <text:span text:style-name="T35">=</text:span> <text:span text:style-name="T37">false</text:span> <text:span text:style-name="T80">// Если true, прогрев турели линейный, а не криволинейный (по умолчанию false)</text:span></text:p>
      <text:p text:style-name="P37">recoil <text:span text:style-name="T35">=</text:span> <text:span text:style-name="T37">1f</text:span> <text:span text:style-name="T80">// Визуальный откат турели при выстреле (по умолчанию 1f)</text:span></text:p>
      <text:p text:style-name="P37">recoils <text:span text:style-name="T35">=</text:span> <text:span text:style-name="T35">-</text:span><text:span text:style-name="T37">1</text:span> <text:span text:style-name="T80">// Количество дополнительных счетчиков для отката (по умолчанию -1)</text:span></text:p>
      <text:p text:style-name="P37">recoilTime <text:span text:style-name="T35">=</text:span> <text:span text:style-name="T35">-</text:span><text:span text:style-name="T37">1f</text:span> <text:span text:style-name="T80">// Время (в тиках) возвращения турели в исходное положение; -1 использует reloadTime (по умолчанию -1f)</text:span></text:p>
      <text:p text:style-name="P37">recoilPow <text:span text:style-name="T35">=</text:span> <text:span text:style-name="T37">1.8f</text:span> <text:span text:style-name="T80">// Степень кривой для визуального отката (по умолчанию 1.8f)</text:span></text:p>
      <text:p text:style-name="P37">cooldownTime <text:span text:style-name="T35">=</text:span> <text:span text:style-name="T37">20f</text:span> <text:span text:style-name="T80">// Время (в тиках) для охлаждения теплового региона (по умолчанию 20f)</text:span></text:p>
      <text:p text:style-name="P37">elevation <text:span text:style-name="T35">=</text:span> <text:span text:style-name="T35">-</text:span><text:span text:style-name="T37">1f</text:span> <text:span text:style-name="T80">// Визуальная высота тени турели; -1 использует стандартное значение (по умолчанию -1f)</text:span></text:p>
      <text:p text:style-name="P37">shake <text:span text:style-name="T35">=</text:span> <text:span text:style-name="T37">0f</text:span> <text:span text:style-name="T80">// Сила тряски экрана при выстреле (по умолчанию 0f)</text:span></text:p>
      <text:p text:style-name="P83"/>
      <text:p text:style-name="P8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1c1c1c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1c1c1c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1c1c1c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2"/>
    <style:master-page style:name="HTML" style:page-layout-name="Mpm3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8T19:06:36.344912000</meta:creation-date>
    <dc:date>2025-05-30T00:45:29.835367300</dc:date>
    <meta:editing-duration>PT3H24M4S</meta:editing-duration>
    <meta:editing-cycles>16</meta:editing-cycles>
    <meta:generator>LibreOffice/25.2.3.2$Windows_X86_64 LibreOffice_project/bbb074479178df812d175f709636b368952c2ce3</meta:generator>
    <meta:print-date>2025-05-29T19:47:20.135904500</meta:print-date>
    <meta:printed-by>Файлы PDF</meta:printed-by>
    <meta:document-statistic meta:table-count="0" meta:image-count="0" meta:object-count="0" meta:page-count="14" meta:paragraph-count="302" meta:word-count="3268" meta:character-count="24017" meta:non-whitespace-character-count="20734"/>
  </office:meta>
</office:document-meta>
</file>